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meta.xml" manifest:media-type="text/xml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Roboto" svg:font-family="Roboto, arial, sans-serif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1" style:family="table">
      <style:table-properties style:width="6.6931in" table:align="margins"/>
    </style:style>
    <style:style style:name="Taula1.A" style:family="table-column">
      <style:table-column-properties style:column-width="2.2313in" style:rel-column-width="21845*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C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82" style:family="table-row">
      <style:table-row-properties style:min-row-height="0.2819in"/>
    </style:style>
    <style:style style:name="Taula1.98" style:family="table-row">
      <style:table-row-properties style:min-row-height="0.2514in"/>
    </style:style>
    <style:style style:name="Taula1.104" style:family="table-row">
      <style:table-row-properties style:min-row-height="0.2847in"/>
    </style:style>
    <style:style style:name="Taula3" style:family="table">
      <style:table-properties style:width="6.7007in" fo:margin-left="-0.0097in" fo:margin-right="0.0021in" table:align="margins"/>
    </style:style>
    <style:style style:name="Taula3.A" style:family="table-column">
      <style:table-column-properties style:column-width="2.4431in" style:rel-column-width="23893*"/>
    </style:style>
    <style:style style:name="Taula3.B" style:family="table-column">
      <style:table-column-properties style:column-width="2.1903in" style:rel-column-width="21421*"/>
    </style:style>
    <style:style style:name="Taula3.C" style:family="table-column">
      <style:table-column-properties style:column-width="2.0674in" style:rel-column-width="20221*"/>
    </style:style>
    <style:style style:name="Tau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3.C1" style:family="table-cell">
      <style:table-cell-properties fo:padding="0.0382in" fo:border="0.05pt solid #000000"/>
    </style:style>
    <style:style style:name="Taula3.A2" style:family="table-cell">
      <style:table-cell-properties fo:padding="0.0382in" fo:border-left="0.05pt solid #000000" fo:border-right="none" fo:border-top="none" fo:border-bottom="0.05pt solid #000000"/>
    </style:style>
    <style:style style:name="Taula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2" style:family="table">
      <style:table-properties style:width="6.6903in" table:align="left"/>
    </style:style>
    <style:style style:name="Taula2.A" style:family="table-column">
      <style:table-column-properties style:column-width="2.2889in"/>
    </style:style>
    <style:style style:name="Taula2.B" style:family="table-column">
      <style:table-column-properties style:column-width="2.1722in"/>
    </style:style>
    <style:style style:name="Taula2.C" style:family="table-column">
      <style:table-column-properties style:column-width="2.2292in"/>
    </style:style>
    <style:style style:name="Tau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2.C1" style:family="table-cell">
      <style:table-cell-properties fo:padding="0.0382in" fo:border="0.05pt solid #000000"/>
    </style:style>
    <style:style style:name="Taula2.A2" style:family="table-cell">
      <style:table-cell-properties fo:padding="0.0382in" fo:border-left="0.05pt solid #000000" fo:border-right="none" fo:border-top="none" fo:border-bottom="0.05pt solid #000000"/>
    </style:style>
    <style:style style:name="Tau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4" style:family="table">
      <style:table-properties style:width="6.7007in" fo:margin-left="-0.0097in" fo:margin-right="0.0021in" table:align="margins"/>
    </style:style>
    <style:style style:name="Taula4.A" style:family="table-column">
      <style:table-column-properties style:column-width="2.4431in" style:rel-column-width="23895*"/>
    </style:style>
    <style:style style:name="Taula4.B" style:family="table-column">
      <style:table-column-properties style:column-width="2.1903in" style:rel-column-width="21423*"/>
    </style:style>
    <style:style style:name="Taula4.C" style:family="table-column">
      <style:table-column-properties style:column-width="2.0674in" style:rel-column-width="20217*"/>
    </style:style>
    <style:style style:name="Tau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4.C1" style:family="table-cell">
      <style:table-cell-properties fo:padding="0.0382in" fo:border="0.05pt solid #000000"/>
    </style:style>
    <style:style style:name="Taula4.A2" style:family="table-cell">
      <style:table-cell-properties fo:padding="0.0382in" fo:border-left="0.05pt solid #000000" fo:border-right="none" fo:border-top="none" fo:border-bottom="0.05pt solid #000000"/>
    </style:style>
    <style:style style:name="Taula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" style:family="table">
      <style:table-properties style:width="6.7007in" fo:margin-left="-0.0097in" fo:margin-right="0.0021in" table:align="margins"/>
    </style:style>
    <style:style style:name="Taula7.A" style:family="table-column">
      <style:table-column-properties style:column-width="2.5236in" style:rel-column-width="24681*"/>
    </style:style>
    <style:style style:name="Taula7.B" style:family="table-column">
      <style:table-column-properties style:column-width="2.1097in" style:rel-column-width="20633*"/>
    </style:style>
    <style:style style:name="Taula7.C" style:family="table-column">
      <style:table-column-properties style:column-width="2.0674in" style:rel-column-width="20221*"/>
    </style:style>
    <style:style style:name="Tau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7.C1" style:family="table-cell">
      <style:table-cell-properties fo:padding="0.0382in" fo:border="0.05pt solid #000000"/>
    </style:style>
    <style:style style:name="Taula7.A2" style:family="table-cell">
      <style:table-cell-properties fo:padding="0.0382in" fo:border-left="0.05pt solid #000000" fo:border-right="none" fo:border-top="none" fo:border-bottom="0.05pt solid #000000"/>
    </style:style>
    <style:style style:name="Taula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7.A4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ula7.C4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ula5" style:family="table">
      <style:table-properties style:width="6.7007in" fo:margin-left="-0.0097in" fo:margin-right="0.0021in" table:align="margins"/>
    </style:style>
    <style:style style:name="Taula5.A" style:family="table-column">
      <style:table-column-properties style:column-width="2.5236in" style:rel-column-width="24683*"/>
    </style:style>
    <style:style style:name="Taula5.B" style:family="table-column">
      <style:table-column-properties style:column-width="2.1097in" style:rel-column-width="20635*"/>
    </style:style>
    <style:style style:name="Taula5.C" style:family="table-column">
      <style:table-column-properties style:column-width="2.0674in" style:rel-column-width="20217*"/>
    </style:style>
    <style:style style:name="Tau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5.C1" style:family="table-cell">
      <style:table-cell-properties fo:padding="0.0382in" fo:border="0.05pt solid #000000"/>
    </style:style>
    <style:style style:name="Taula5.A2" style:family="table-cell">
      <style:table-cell-properties fo:padding="0.0382in" fo:border-left="0.05pt solid #000000" fo:border-right="none" fo:border-top="none" fo:border-bottom="0.05pt solid #000000"/>
    </style:style>
    <style:style style:name="Tau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5.6" style:family="table-row">
      <style:table-row-properties style:min-row-height="0.2882in"/>
    </style:style>
    <style:style style:name="Taula6" style:family="table">
      <style:table-properties style:width="6.7007in" fo:margin-left="-0.0097in" fo:margin-right="0.0021in" table:align="margins"/>
    </style:style>
    <style:style style:name="Taula6.A" style:family="table-column">
      <style:table-column-properties style:column-width="2.5236in" style:rel-column-width="24683*"/>
    </style:style>
    <style:style style:name="Taula6.B" style:family="table-column">
      <style:table-column-properties style:column-width="2.1097in" style:rel-column-width="20635*"/>
    </style:style>
    <style:style style:name="Taula6.C" style:family="table-column">
      <style:table-column-properties style:column-width="2.0674in" style:rel-column-width="20217*"/>
    </style:style>
    <style:style style:name="Tau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6.C1" style:family="table-cell">
      <style:table-cell-properties fo:padding="0.0382in" fo:border="0.05pt solid #000000"/>
    </style:style>
    <style:style style:name="Taula6.A2" style:family="table-cell">
      <style:table-cell-properties fo:padding="0.0382in" fo:border-left="0.05pt solid #000000" fo:border-right="none" fo:border-top="none" fo:border-bottom="0.05pt solid #000000"/>
    </style:style>
    <style:style style:name="Taula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fo:font-size="10.5pt" style:font-size-asian="12pt"/>
    </style:style>
    <style:style style:name="P3" style:family="paragraph" style:parent-style-name="Table_20_Contents">
      <style:paragraph-properties fo:text-align="justify" style:justify-single-word="false"/>
      <style:text-properties fo:font-size="10.5pt" officeooo:rsid="001c6347" officeooo:paragraph-rsid="001c6347" style:font-size-asian="12pt"/>
    </style:style>
    <style:style style:name="P4" style:family="paragraph" style:parent-style-name="Table_20_Contents">
      <style:paragraph-properties fo:text-align="justify" style:justify-single-word="false"/>
      <style:text-properties fo:font-size="10.5pt" officeooo:rsid="001ddfb3" officeooo:paragraph-rsid="001ddfb3" style:font-size-asian="12pt"/>
    </style:style>
    <style:style style:name="P5" style:family="paragraph" style:parent-style-name="Table_20_Contents">
      <style:paragraph-properties fo:text-align="justify" style:justify-single-word="false"/>
      <style:text-properties fo:font-size="10.5pt" officeooo:rsid="001f11c6" officeooo:paragraph-rsid="001f11c6" style:font-size-asian="12pt"/>
    </style:style>
    <style:style style:name="P6" style:family="paragraph" style:parent-style-name="Table_20_Contents">
      <style:paragraph-properties fo:text-align="justify" style:justify-single-word="false"/>
      <style:text-properties fo:font-size="10.5pt" officeooo:rsid="0020eb43" style:font-size-asian="12pt"/>
    </style:style>
    <style:style style:name="P7" style:family="paragraph" style:parent-style-name="Table_20_Contents">
      <style:paragraph-properties fo:text-align="justify" style:justify-single-word="false"/>
      <style:text-properties fo:font-size="10.5pt" officeooo:rsid="0020eb43" officeooo:paragraph-rsid="0020eb43" style:font-size-asian="12pt"/>
    </style:style>
    <style:style style:name="P8" style:family="paragraph" style:parent-style-name="Table_20_Contents">
      <style:paragraph-properties fo:text-align="justify" style:justify-single-word="false"/>
      <style:text-properties fo:font-size="10.5pt" officeooo:rsid="00226cbe" style:font-size-asian="12pt"/>
    </style:style>
    <style:style style:name="P9" style:family="paragraph" style:parent-style-name="Table_20_Contents">
      <style:paragraph-properties fo:text-align="justify" style:justify-single-word="false"/>
      <style:text-properties fo:font-size="10.5pt" officeooo:rsid="00226cbe" officeooo:paragraph-rsid="00226cbe" style:font-size-asian="12pt"/>
    </style:style>
    <style:style style:name="P10" style:family="paragraph" style:parent-style-name="Table_20_Contents">
      <style:paragraph-properties fo:text-align="justify" style:justify-single-word="false"/>
      <style:text-properties fo:font-size="10.5pt" officeooo:rsid="002323b0" officeooo:paragraph-rsid="002323b0" style:font-size-asian="12pt"/>
    </style:style>
    <style:style style:name="P11" style:family="paragraph" style:parent-style-name="Table_20_Contents">
      <style:paragraph-properties fo:text-align="justify" style:justify-single-word="false"/>
      <style:text-properties fo:font-size="10.5pt" officeooo:rsid="0023e352" officeooo:paragraph-rsid="0023e352" style:font-size-asian="12pt"/>
    </style:style>
    <style:style style:name="P12" style:family="paragraph" style:parent-style-name="Table_20_Contents">
      <style:paragraph-properties fo:text-align="justify" style:justify-single-word="false"/>
      <style:text-properties fo:font-size="10.5pt" officeooo:rsid="00290838" officeooo:paragraph-rsid="00290838" style:font-size-asian="12pt"/>
    </style:style>
    <style:style style:name="P13" style:family="paragraph" style:parent-style-name="Table_20_Contents">
      <style:paragraph-properties fo:text-align="justify" style:justify-single-word="false"/>
      <style:text-properties fo:font-size="10.5pt" officeooo:rsid="002acb4e" officeooo:paragraph-rsid="002acb4e" style:font-size-asian="12pt"/>
    </style:style>
    <style:style style:name="P14" style:family="paragraph" style:parent-style-name="Table_20_Contents">
      <style:paragraph-properties fo:text-align="justify" style:justify-single-word="false"/>
      <style:text-properties fo:font-size="10.5pt" officeooo:rsid="002b1240" officeooo:paragraph-rsid="002b1240" style:font-size-asian="12pt"/>
    </style:style>
    <style:style style:name="P15" style:family="paragraph" style:parent-style-name="Table_20_Contents">
      <style:paragraph-properties fo:text-align="justify" style:justify-single-word="false"/>
      <style:text-properties fo:font-size="10.5pt" officeooo:rsid="002bef6f" officeooo:paragraph-rsid="002bef6f" style:font-size-asian="12pt"/>
    </style:style>
    <style:style style:name="P16" style:family="paragraph" style:parent-style-name="Table_20_Contents">
      <style:paragraph-properties fo:text-align="justify" style:justify-single-word="false"/>
      <style:text-properties fo:font-size="10.5pt" officeooo:rsid="003a9fb6" officeooo:paragraph-rsid="003a9fb6" style:font-size-asian="12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officeooo:rsid="001c6347" officeooo:paragraph-rsid="001c6347"/>
    </style:style>
    <style:style style:name="P19" style:family="paragraph" style:parent-style-name="Table_20_Contents">
      <style:text-properties officeooo:rsid="0025e862" officeooo:paragraph-rsid="0025e862"/>
    </style:style>
    <style:style style:name="P20" style:family="paragraph" style:parent-style-name="Table_20_Contents">
      <style:text-properties officeooo:rsid="0027626d" officeooo:paragraph-rsid="0027626d"/>
    </style:style>
    <style:style style:name="P21" style:family="paragraph" style:parent-style-name="Table_20_Contents">
      <style:text-properties officeooo:rsid="00290838" officeooo:paragraph-rsid="00290838"/>
    </style:style>
    <style:style style:name="P22" style:family="paragraph" style:parent-style-name="Table_20_Contents">
      <style:text-properties officeooo:rsid="002bef6f" officeooo:paragraph-rsid="002bef6f"/>
    </style:style>
    <style:style style:name="P23" style:family="paragraph" style:parent-style-name="Table_20_Contents">
      <style:text-properties officeooo:rsid="002dd16a" officeooo:paragraph-rsid="002dd16a"/>
    </style:style>
    <style:style style:name="P24" style:family="paragraph" style:parent-style-name="Table_20_Contents">
      <style:text-properties officeooo:rsid="003fc984" officeooo:paragraph-rsid="003fc984"/>
    </style:style>
    <style:style style:name="P25" style:family="paragraph" style:parent-style-name="Table_20_Contents">
      <style:paragraph-properties fo:text-align="center" style:justify-single-word="false"/>
      <style:text-properties officeooo:rsid="003fc984" officeooo:paragraph-rsid="003fc984"/>
    </style:style>
    <style:style style:name="P26" style:family="paragraph" style:parent-style-name="Table_20_Contents">
      <style:text-properties officeooo:rsid="00401f05" officeooo:paragraph-rsid="00401f05"/>
    </style:style>
    <style:style style:name="P27" style:family="paragraph" style:parent-style-name="Table_20_Contents">
      <style:text-properties fo:font-size="11pt" officeooo:rsid="00401f05" officeooo:paragraph-rsid="00401f05"/>
    </style:style>
    <style:style style:name="P28" style:family="paragraph" style:parent-style-name="Table_20_Contents">
      <style:text-properties fo:font-size="11pt" officeooo:rsid="0041ff8d" officeooo:paragraph-rsid="0041ff8d"/>
    </style:style>
    <style:style style:name="P29" style:family="paragraph" style:parent-style-name="Table_20_Contents">
      <style:text-properties officeooo:rsid="0040aa70" officeooo:paragraph-rsid="0040aa70"/>
    </style:style>
    <style:style style:name="P30" style:family="paragraph" style:parent-style-name="Table_20_Contents">
      <style:text-properties officeooo:rsid="0041ff8d" officeooo:paragraph-rsid="0041ff8d"/>
    </style:style>
    <style:style style:name="P31" style:family="paragraph" style:parent-style-name="Preformatted_20_Text">
      <style:paragraph-properties fo:margin-left="0.4925in" fo:margin-right="0in" fo:text-indent="0in" style:auto-text-indent="false"/>
    </style:style>
    <style:style style:name="P32" style:family="paragraph" style:parent-style-name="Numbering_20_1" style:list-style-name="Numbering_20_1"/>
    <style:style style:name="P33" style:family="paragraph" style:parent-style-name="Numbering_20_1">
      <style:text-properties fo:color="#c9211e" loext:opacity="100%" officeooo:rsid="003a9fb6" officeooo:paragraph-rsid="003a9fb6"/>
    </style:style>
    <style:style style:name="P34" style:family="paragraph" style:parent-style-name="Numbering_20_1">
      <style:text-properties fo:color="#c9211e" loext:opacity="100%" officeooo:paragraph-rsid="00397096"/>
    </style:style>
    <style:style style:name="P35" style:family="paragraph" style:parent-style-name="Numbering_20_1">
      <style:text-properties fo:color="#c9211e" loext:opacity="100%" officeooo:rsid="003d8c18" officeooo:paragraph-rsid="003d8c18"/>
    </style:style>
    <style:style style:name="P36" style:family="paragraph" style:parent-style-name="Numbering_20_1">
      <style:text-properties officeooo:paragraph-rsid="00397096"/>
    </style:style>
    <style:style style:name="P37" style:family="paragraph" style:parent-style-name="Numbering_20_1">
      <style:text-properties officeooo:paragraph-rsid="00434dd0"/>
    </style:style>
    <style:style style:name="P38" style:family="paragraph" style:parent-style-name="Numbering_20_1">
      <style:text-properties fo:font-variant="normal" fo:text-transform="none" fo:color="#202124" loext:opacity="100%" style:font-name="Roboto" fo:font-size="9.75pt" fo:letter-spacing="normal" fo:font-style="normal" fo:font-weight="normal" officeooo:paragraph-rsid="00434dd0"/>
    </style:style>
    <style:style style:name="P39" style:family="paragraph" style:parent-style-name="Numbering_20_1">
      <style:paragraph-properties fo:text-align="center" style:justify-single-word="false"/>
    </style:style>
    <style:style style:name="P40" style:family="paragraph" style:parent-style-name="Numbering_20_1">
      <style:paragraph-properties fo:text-align="center" style:justify-single-word="false"/>
      <style:text-properties officeooo:paragraph-rsid="00330a78"/>
    </style:style>
    <style:style style:name="P41" style:family="paragraph" style:parent-style-name="Standard" style:list-style-name="Numbering_20_1"/>
    <style:style style:name="P42" style:family="paragraph" style:parent-style-name="Table_20_Heading" style:list-style-name="Numbering_20_1"/>
    <style:style style:name="T1" style:family="text">
      <style:text-properties officeooo:rsid="001c6347"/>
    </style:style>
    <style:style style:name="T2" style:family="text">
      <style:text-properties officeooo:rsid="001ddfb3"/>
    </style:style>
    <style:style style:name="T3" style:family="text">
      <style:text-properties officeooo:rsid="0020eb43"/>
    </style:style>
    <style:style style:name="T4" style:family="text">
      <style:text-properties officeooo:rsid="00226cbe"/>
    </style:style>
    <style:style style:name="T5" style:family="text">
      <style:text-properties officeooo:rsid="002323b0"/>
    </style:style>
    <style:style style:name="T6" style:family="text">
      <style:text-properties officeooo:rsid="0023e352"/>
    </style:style>
    <style:style style:name="T7" style:family="text">
      <style:text-properties officeooo:rsid="002488dd"/>
    </style:style>
    <style:style style:name="T8" style:family="text">
      <style:text-properties officeooo:rsid="0025e862"/>
    </style:style>
    <style:style style:name="T9" style:family="text">
      <style:text-properties officeooo:rsid="002dd16a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2fed33"/>
    </style:style>
    <style:style style:name="T12" style:family="text">
      <style:text-properties fo:color="#c9211e" loext:opacity="100%" officeooo:rsid="00319fdf"/>
    </style:style>
    <style:style style:name="T13" style:family="text">
      <style:text-properties fo:color="#c9211e" loext:opacity="100%" officeooo:rsid="002fa6c2"/>
    </style:style>
    <style:style style:name="T14" style:family="text">
      <style:text-properties fo:color="#c9211e" loext:opacity="100%" officeooo:rsid="00330a78"/>
    </style:style>
    <style:style style:name="T15" style:family="text">
      <style:text-properties fo:color="#c9211e" loext:opacity="100%" officeooo:rsid="0036bc5a"/>
    </style:style>
    <style:style style:name="T16" style:family="text">
      <style:text-properties fo:color="#c9211e" loext:opacity="100%" officeooo:rsid="003c6610"/>
    </style:style>
    <style:style style:name="T17" style:family="text">
      <style:text-properties fo:color="#c9211e" loext:opacity="100%" officeooo:rsid="003d40b5"/>
    </style:style>
    <style:style style:name="T18" style:family="text">
      <style:text-properties fo:color="#c9211e" loext:opacity="100%" officeooo:rsid="0040aa70"/>
    </style:style>
    <style:style style:name="T19" style:family="text">
      <style:text-properties officeooo:rsid="00319fdf"/>
    </style:style>
    <style:style style:name="T20" style:family="text">
      <style:text-properties officeooo:rsid="0036bc5a"/>
    </style:style>
    <style:style style:name="T21" style:family="text">
      <style:text-properties officeooo:rsid="00388c97"/>
    </style:style>
    <style:style style:name="T22" style:family="text">
      <style:text-properties officeooo:rsid="003a9fb6"/>
    </style:style>
    <style:style style:name="T23" style:family="text">
      <style:text-properties officeooo:rsid="003d40b5"/>
    </style:style>
    <style:style style:name="T24" style:family="text">
      <style:text-properties officeooo:rsid="003d8c18"/>
    </style:style>
    <style:style style:name="T25" style:family="text">
      <style:text-properties officeooo:rsid="003f2135"/>
    </style:style>
    <style:style style:name="T26" style:family="text">
      <style:text-properties officeooo:rsid="0041ff8d"/>
    </style:style>
    <style:style style:name="T27" style:family="text">
      <style:text-properties officeooo:rsid="0044fbbc"/>
    </style:style>
    <style:style style:name="T28" style:family="text">
      <style:text-properties officeooo:rsid="00452101"/>
    </style:style>
    <style:style style:name="T29" style:family="text">
      <style:text-properties officeooo:rsid="004611d8"/>
    </style:style>
    <style:style style:name="T30" style:family="text">
      <style:text-properties officeooo:rsid="0047cfd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ressions</text:h>
      <text:list xml:id="list1651143854" text:style-name="Numbering_20_1">
        <text:list-item>
          <text:p text:style-name="P32">Dels següents noms de variables, digueu si són correctes o no. Si no són correctes, digueu per què no ho són:</text:p>
          <text:list>
            <text:list-item>
              <text:p text:style-name="P32">Quantitat Total <text:span text:style-name="T3">n- espacios no admitidos<text:tab/><text:tab/></text:span></text:p>
            </text:list-item>
            <text:list-item>
              <text:p text:style-name="P32">quantitatTotal <text:span text:style-name="T3">y</text:span></text:p>
            </text:list-item>
            <text:list-item>
              <text:p text:style-name="P32">quant_total <text:span text:style-name="T3">y</text:span></text:p>
            </text:list-item>
            <text:list-item>
              <text:p text:style-name="P32">quant/3 <text:span text:style-name="T3">n – la barra es un parametro</text:span></text:p>
            </text:list-item>
            <text:list-item>
              <text:p text:style-name="P32">quant3 <text:span text:style-name="T3">s</text:span>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1" table:style-name="Taula1">
        <table:table-column table:style-name="Taula1.A" table:number-columns-repeated="3"/>
        <table:table-header-rows>
          <table:table-row table:style-name="TableLine94046329780544">
            <table:table-cell table:style-name="Taula1.A1" office:value-type="string">
              <text:p text:style-name="Table_20_Heading">Expressió a avaluar</text:p>
            </table:table-cell>
            <table:table-cell table:style-name="Taula1.A1" office:value-type="string">
              <text:p text:style-name="Table_20_Heading">Valor</text:p>
            </table:table-cell>
            <table:table-cell table:style-name="Taula1.C1" office:value-type="string">
              <text:p text:style-name="Table_20_Heading">Tipus</text:p>
            </table:table-cell>
          </table:table-row>
        </table:table-header-rows>
        <table:table-row table:style-name="TableLine94046329917056">
          <table:table-cell table:style-name="Taula1.A2" office:value-type="string">
            <text:p text:style-name="Table_20_Contents">123</text:p>
          </table:table-cell>
          <table:table-cell table:style-name="Taula1.A2" office:value-type="string">
            <text:p text:style-name="P3">123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4464">
          <table:table-cell table:style-name="Taula1.A2" office:value-type="string">
            <text:p text:style-name="Table_20_Contents">+123</text:p>
          </table:table-cell>
          <table:table-cell table:style-name="Taula1.A2" office:value-type="string">
            <text:p text:style-name="P3">123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5280">
          <table:table-cell table:style-name="Taula1.A2" office:value-type="string">
            <text:p text:style-name="Table_20_Contents">-123</text:p>
          </table:table-cell>
          <table:table-cell table:style-name="Taula1.A2" office:value-type="string">
            <text:p text:style-name="P2">-<text:span text:style-name="T1">123</text:span>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186144">
          <table:table-cell table:style-name="Taula1.A2" office:value-type="string">
            <text:p text:style-name="Table_20_Contents">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7120">
          <table:table-cell table:style-name="Taula1.A2" office:value-type="string">
            <text:p text:style-name="Table_20_Contents">+0</text:p>
          </table:table-cell>
          <table:table-cell table:style-name="Taula1.A2" office:value-type="string">
            <text:p text:style-name="P18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8320">
          <table:table-cell table:style-name="Taula1.A2" office:value-type="string">
            <text:p text:style-name="Table_20_Contents">-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9296">
          <table:table-cell table:style-name="Taula1.A2" office:value-type="string">
            <text:p text:style-name="Table_20_Contents">2+3</text:p>
          </table:table-cell>
          <table:table-cell table:style-name="Taula1.A2" office:value-type="string">
            <text:p text:style-name="P3">5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0272">
          <table:table-cell table:style-name="Taula1.A2" office:value-type="string">
            <text:p text:style-name="Table_20_Contents">3+2</text:p>
          </table:table-cell>
          <table:table-cell table:style-name="Taula1.A2" office:value-type="string">
            <text:p text:style-name="P3">5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1168">
          <table:table-cell table:style-name="Taula1.A2" office:value-type="string">
            <text:p text:style-name="Table_20_Contents">2-3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2144">
          <table:table-cell table:style-name="Taula1.A2" office:value-type="string">
            <text:p text:style-name="Table_20_Contents">3-2</text:p>
          </table:table-cell>
          <table:table-cell table:style-name="Taula1.A2" office:value-type="string">
            <text:p text:style-name="P3">1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87856">
          <table:table-cell table:style-name="Taula1.A2" office:value-type="string">
            <text:p text:style-name="Table_20_Contents">2*3</text:p>
          </table:table-cell>
          <table:table-cell table:style-name="Taula1.A2" office:value-type="string">
            <text:p text:style-name="P3">6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3824">
          <table:table-cell table:style-name="Taula1.A2" office:value-type="string">
            <text:p text:style-name="Table_20_Contents">3*2</text:p>
          </table:table-cell>
          <table:table-cell table:style-name="Taula1.A2" office:value-type="string">
            <text:p text:style-name="P3">6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4800">
          <table:table-cell table:style-name="Taula1.A2" office:value-type="string">
            <text:p text:style-name="Table_20_Contents">-3*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5776">
          <table:table-cell table:style-name="Taula1.A2" office:value-type="string">
            <text:p text:style-name="Table_20_Contents">3*-2</text:p>
          </table:table-cell>
          <table:table-cell table:style-name="Taula1.A2" office:value-type="string">
            <text:p text:style-name="P2">-<text:span text:style-name="T1">6</text:span>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6752">
          <table:table-cell table:style-name="Taula1.A2" office:value-type="string">
            <text:p text:style-name="Table_20_Contents">2*0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7728">
          <table:table-cell table:style-name="Taula1.A2" office:value-type="string">
            <text:p text:style-name="Table_20_Contents">2*1</text:p>
          </table:table-cell>
          <table:table-cell table:style-name="Taula1.A2" office:value-type="string">
            <text:p text:style-name="P3">2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8976">
          <table:table-cell table:style-name="Taula1.A2" office:value-type="string">
            <text:p text:style-name="Table_20_Contents">3/2</text:p>
          </table:table-cell>
          <table:table-cell table:style-name="Taula1.A2" office:value-type="string">
            <text:p text:style-name="P3">1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199952">
          <table:table-cell table:style-name="Taula1.A2" office:value-type="string">
            <text:p text:style-name="Table_20_Contents">2/3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200928"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201904">
          <table:table-cell table:style-name="Taula1.A2" office:value-type="string">
            <text:p text:style-name="Table_20_Contents">2/0</text:p>
          </table:table-cell>
          <table:table-cell table:style-name="Taula1.A2" office:value-type="string">
            <text:p text:style-name="P2">java.lang.ArithmeticException: / by zero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02880">
          <table:table-cell table:style-name="Taula1.A2" office:value-type="string">
            <text:p text:style-name="Table_20_Contents">-3/2</text:p>
          </table:table-cell>
          <table:table-cell table:style-name="Taula1.A2" office:value-type="string">
            <text:p text:style-name="P2">-<text:span text:style-name="T1">1</text:span></text:p>
          </table:table-cell>
          <table:table-cell table:style-name="Taula1.C2" office:value-type="string">
            <text:p text:style-name="P3">Int</text:p>
          </table:table-cell>
        </table:table-row>
        <text:soft-page-break/>
        <table:table-row table:style-name="TableLine94046330203856">
          <table:table-cell table:style-name="Taula1.A2" office:value-type="string">
            <text:p text:style-name="Table_20_Contents">2/-3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204832">
          <table:table-cell table:style-name="Taula1.A2" office:value-type="string">
            <text:p text:style-name="Table_20_Contents">0/2</text:p>
          </table:table-cell>
          <table:table-cell table:style-name="Taula1.A2" office:value-type="string">
            <text:p text:style-name="P3">0</text:p>
          </table:table-cell>
          <table:table-cell table:style-name="Taula1.C2" office:value-type="string">
            <text:p text:style-name="P3">Int</text:p>
          </table:table-cell>
        </table:table-row>
        <table:table-row table:style-name="TableLine94046330205808">
          <table:table-cell table:style-name="Taula1.A2" office:value-type="string">
            <text:p text:style-name="Table_20_Contents">-2/0</text:p>
          </table:table-cell>
          <table:table-cell table:style-name="Taula1.A2" office:value-type="string">
            <text:p text:style-name="P2">java.lang.ArithmeticException: / by zero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06784">
          <table:table-cell table:style-name="Taula1.A2" office:value-type="string">
            <text:p text:style-name="Table_20_Contents">0/0</text:p>
          </table:table-cell>
          <table:table-cell table:style-name="Taula1.A2" office:value-type="string">
            <text:p text:style-name="P2">java.lang.ArithmeticException: / by zero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07760">
          <table:table-cell table:style-name="Taula1.A2" office:value-type="string">
            <text:p text:style-name="Table_20_Contents">2 / 3.14</text:p>
          </table:table-cell>
          <table:table-cell table:style-name="Taula1.A2" office:value-type="string">
            <text:p text:style-name="P2">0.6369426751592356</text:p>
          </table:table-cell>
          <table:table-cell table:style-name="Taula1.C2" office:value-type="string">
            <text:p text:style-name="P4">int</text:p>
          </table:table-cell>
        </table:table-row>
        <table:table-row table:style-name="TableLine94046330208736">
          <table:table-cell table:style-name="Taula1.A2" office:value-type="string">
            <text:p text:style-name="Table_20_Contents">int x=123;</text:p>
            <text:p text:style-name="Table_20_Contents">++x;</text:p>
          </table:table-cell>
          <table:table-cell table:style-name="Taula1.A2" office:value-type="string">
            <text:p text:style-name="P4">12<text:span text:style-name="T22">4</text:span>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209712">
          <table:table-cell table:style-name="Taula1.A2" office:value-type="string">
            <text:p text:style-name="Table_20_Contents">int x=123;</text:p>
            <text:p text:style-name="Table_20_Contents">--x;</text:p>
          </table:table-cell>
          <table:table-cell table:style-name="Taula1.A2" office:value-type="string">
            <text:p text:style-name="P16">123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0688">
          <table:table-cell table:style-name="Taula1.A2" office:value-type="string">
            <text:p text:style-name="Table_20_Contents">int x=123;</text:p>
            <text:p text:style-name="Table_20_Contents">x++;</text:p>
          </table:table-cell>
          <table:table-cell table:style-name="Taula1.A2" office:value-type="string">
            <text:p text:style-name="P16">123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1664">
          <table:table-cell table:style-name="Taula1.A2" office:value-type="string">
            <text:p text:style-name="Table_20_Contents">int x=123;</text:p>
            <text:p text:style-name="Table_20_Contents">x--;</text:p>
          </table:table-cell>
          <table:table-cell table:style-name="Taula1.A2" office:value-type="string">
            <text:p text:style-name="P16">124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2640"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++x;</text:p>
          </table:table-cell>
          <table:table-cell table:style-name="Taula1.A2" office:value-type="string">
            <text:p text:style-name="P16">124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3616"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--x;</text:p>
          </table:table-cell>
          <table:table-cell table:style-name="Taula1.A2" office:value-type="string">
            <text:p text:style-name="P16">123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198624"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++;</text:p>
          </table:table-cell>
          <table:table-cell table:style-name="Taula1.A2" office:value-type="string">
            <text:p text:style-name="P16">123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5296">
          <table:table-cell table:style-name="Taula1.A2" office:value-type="string">
            <text:p text:style-name="Table_20_Contents">int x=123;</text:p>
            <text:p text:style-name="Table_20_Contents">int y;</text:p>
            <text:p text:style-name="Table_20_Contents">y=x--;</text:p>
          </table:table-cell>
          <table:table-cell table:style-name="Taula1.A2" office:value-type="string">
            <text:p text:style-name="P16">124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16272">
          <table:table-cell table:style-name="Taula1.A2" office:value-type="string">
            <text:p text:style-name="Table_20_Contents">12%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 table:style-name="TableLine94046330217248">
          <table:table-cell table:style-name="Taula1.A2" office:value-type="string">
            <text:p text:style-name="Table_20_Contents">12%3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 table:style-name="TableLine94046330218224">
          <table:table-cell table:style-name="Taula1.A2" office:value-type="string">
            <text:p text:style-name="Table_20_Contents">-12%5</text:p>
          </table:table-cell>
          <table:table-cell table:style-name="Taula1.A2" office:value-type="string">
            <text:p text:style-name="P2">-<text:span text:style-name="T2">2</text:span></text:p>
          </table:table-cell>
          <table:table-cell table:style-name="Taula1.C2" office:value-type="string">
            <text:p text:style-name="P4">int</text:p>
          </table:table-cell>
        </table:table-row>
        <table:table-row table:style-name="TableLine94046330219200">
          <table:table-cell table:style-name="Taula1.A2" office:value-type="string">
            <text:p text:style-name="Table_20_Contents">0%2</text:p>
          </table:table-cell>
          <table:table-cell table:style-name="Taula1.A2" office:value-type="string">
            <text:p text:style-name="P4">0</text:p>
          </table:table-cell>
          <table:table-cell table:style-name="Taula1.C2" office:value-type="string">
            <text:p text:style-name="P4">int</text:p>
          </table:table-cell>
        </table:table-row>
        <table:table-row table:style-name="TableLine94046330220176">
          <table:table-cell table:style-name="Taula1.A2" office:value-type="string">
            <text:p text:style-name="Table_20_Contents">2%0</text:p>
          </table:table-cell>
          <table:table-cell table:style-name="Taula1.A2" office:value-type="string">
            <text:p text:style-name="P5"/>
          </table:table-cell>
          <table:table-cell table:style-name="Taula1.C2" office:value-type="string">
            <text:p text:style-name="P2"/>
          </table:table-cell>
        </table:table-row>
        <table:table-row table:style-name="TableLine94046330221152">
          <table:table-cell table:style-name="Taula1.A2" office:value-type="string">
            <text:p text:style-name="Table_20_Contents">-2%0</text:p>
          </table:table-cell>
          <table:table-cell table:style-name="Taula1.A2" office:value-type="string">
            <text:p text:style-name="P2"/>
          </table:table-cell>
          <table:table-cell table:style-name="Taula1.C2" office:value-type="string">
            <text:p text:style-name="P2"/>
          </table:table-cell>
        </table:table-row>
        <table:table-row table:style-name="TableLine94046330222128">
          <table:table-cell table:style-name="Taula1.A2" office:value-type="string">
            <text:p text:style-name="Table_20_Contents">12%(-2)</text:p>
          </table:table-cell>
          <table:table-cell table:style-name="Taula1.A2" office:value-type="string">
            <text:p text:style-name="P5">0</text:p>
          </table:table-cell>
          <table:table-cell table:style-name="Taula1.C2" office:value-type="string">
            <text:p text:style-name="P5">Int</text:p>
          </table:table-cell>
        </table:table-row>
        <table:table-row table:style-name="TableLine94046330223104">
          <table:table-cell table:style-name="Taula1.A2" office:value-type="string">
            <text:p text:style-name="Table_20_Contents">12%(-5)</text:p>
          </table:table-cell>
          <table:table-cell table:style-name="Taula1.A2" office:value-type="string">
            <text:p text:style-name="P5">2</text:p>
          </table:table-cell>
          <table:table-cell table:style-name="Taula1.C2" office:value-type="string">
            <text:p text:style-name="P5">Int</text:p>
          </table:table-cell>
        </table:table-row>
        <table:table-row table:style-name="TableLine94046329924752">
          <table:table-cell table:style-name="Taula1.A2" office:value-type="string">
            <text:p text:style-name="Table_20_Contents">-12%(-3)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26416">
          <table:table-cell table:style-name="Taula1.A2" office:value-type="string">
            <text:p text:style-name="Table_20_Contents">1+2-3+4-5</text:p>
          </table:table-cell>
          <table:table-cell table:style-name="Taula1.A2" office:value-type="string">
            <text:p text:style-name="P10">5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27392">
          <table:table-cell table:style-name="Taula1.A2" office:value-type="string">
            <text:p text:style-name="Table_20_Contents">1+2*3</text:p>
          </table:table-cell>
          <table:table-cell table:style-name="Taula1.A2" office:value-type="string">
            <text:p text:style-name="P10">7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28368">
          <table:table-cell table:style-name="Taula1.A2" office:value-type="string">
            <text:p text:style-name="Table_20_Contents">1+(2*3)</text:p>
          </table:table-cell>
          <table:table-cell table:style-name="Taula1.A2" office:value-type="string">
            <text:p text:style-name="P10">7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29344">
          <table:table-cell table:style-name="Taula1.A2" office:value-type="string">
            <text:p text:style-name="Table_20_Contents">(1+2)*3</text:p>
          </table:table-cell>
          <table:table-cell table:style-name="Taula1.A2" office:value-type="string">
            <text:p text:style-name="P10">9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30320">
          <table:table-cell table:style-name="Taula1.A2" office:value-type="string">
            <text:p text:style-name="Table_20_Contents">1+ 2/3</text:p>
          </table:table-cell>
          <table:table-cell table:style-name="Taula1.A2" office:value-type="string">
            <text:p text:style-name="P10">1</text:p>
          </table:table-cell>
          <table:table-cell table:style-name="Taula1.C2" office:value-type="string">
            <text:p text:style-name="P10">Int</text:p>
          </table:table-cell>
        </table:table-row>
        <text:soft-page-break/>
        <table:table-row table:style-name="TableLine94046330231296">
          <table:table-cell table:style-name="Taula1.A2" office:value-type="string">
            <text:p text:style-name="Table_20_Contents">(1+2)/3</text:p>
          </table:table-cell>
          <table:table-cell table:style-name="Taula1.A2" office:value-type="string">
            <text:p text:style-name="P10">1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32272">
          <table:table-cell table:style-name="Taula1.A2" office:value-type="string">
            <text:p text:style-name="Table_20_Contents">1+2%3</text:p>
          </table:table-cell>
          <table:table-cell table:style-name="Taula1.A2" office:value-type="string">
            <text:p text:style-name="P10">3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33248">
          <table:table-cell table:style-name="Taula1.A2" office:value-type="string">
            <text:p text:style-name="Table_20_Contents">(1+2)%3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34224">
          <table:table-cell table:style-name="Taula1.A2" office:value-type="string">
            <text:p text:style-name="Table_20_Contents">1+2*3-3%2</text:p>
          </table:table-cell>
          <table:table-cell table:style-name="Taula1.A2" office:value-type="string">
            <text:p text:style-name="P10">6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35200">
          <table:table-cell table:style-name="Taula1.A2" office:value-type="string">
            <text:p text:style-name="Table_20_Contents">Byte.MAX_VALUE</text:p>
          </table:table-cell>
          <table:table-cell table:style-name="Taula1.A2" office:value-type="string">
            <text:p text:style-name="P6">127</text:p>
          </table:table-cell>
          <table:table-cell table:style-name="Taula1.C2" office:value-type="string">
            <text:p text:style-name="P7">Byte</text:p>
          </table:table-cell>
        </table:table-row>
        <table:table-row table:style-name="TableLine94046330236176">
          <table:table-cell table:style-name="Taula1.A2" office:value-type="string">
            <text:p text:style-name="Table_20_Contents">Byte.MIN_VALUE</text:p>
          </table:table-cell>
          <table:table-cell table:style-name="Taula1.A2" office:value-type="string">
            <text:p text:style-name="P2">-<text:span text:style-name="T3">128</text:span></text:p>
          </table:table-cell>
          <table:table-cell table:style-name="Taula1.C2" office:value-type="string">
            <text:p text:style-name="P7">Byte</text:p>
          </table:table-cell>
        </table:table-row>
        <table:table-row table:style-name="TableLine94046330237152">
          <table:table-cell table:style-name="Taula1.A2" office:value-type="string">
            <text:p text:style-name="Table_20_Contents">Byte.MAX_VALUE+1</text:p>
          </table:table-cell>
          <table:table-cell table:style-name="Taula1.A2" office:value-type="string">
            <text:p text:style-name="P7">128</text:p>
          </table:table-cell>
          <table:table-cell table:style-name="Taula1.C2" office:value-type="string">
            <text:p text:style-name="P7">Byte</text:p>
          </table:table-cell>
        </table:table-row>
        <table:table-row table:style-name="TableLine94046330238128">
          <table:table-cell table:style-name="Taula1.A2" office:value-type="string">
            <text:p text:style-name="Table_20_Contents">Byte.MIN_VALUE-1</text:p>
          </table:table-cell>
          <table:table-cell table:style-name="Taula1.A2" office:value-type="string">
            <text:p text:style-name="P2">-<text:span text:style-name="T3">129</text:span></text:p>
          </table:table-cell>
          <table:table-cell table:style-name="Taula1.C2" office:value-type="string">
            <text:p text:style-name="P7">Byte</text:p>
          </table:table-cell>
        </table:table-row>
        <table:table-row table:style-name="TableLine94046330239104">
          <table:table-cell table:style-name="Taula1.A2" office:value-type="string">
            <text:p text:style-name="Table_20_Contents">Short.MAX_VALUE</text:p>
          </table:table-cell>
          <table:table-cell table:style-name="Taula1.A2" office:value-type="string">
            <text:p text:style-name="P7">32767</text:p>
          </table:table-cell>
          <table:table-cell table:style-name="Taula1.C2" office:value-type="string">
            <text:p text:style-name="P7">Short</text:p>
          </table:table-cell>
        </table:table-row>
        <table:table-row table:style-name="TableLine94046330240080">
          <table:table-cell table:style-name="Taula1.A2" office:value-type="string">
            <text:p text:style-name="Table_20_Contents">Short.MIN_VALUE</text:p>
          </table:table-cell>
          <table:table-cell table:style-name="Taula1.A2" office:value-type="string">
            <text:p text:style-name="P2">-<text:span text:style-name="T3">32768</text:span></text:p>
          </table:table-cell>
          <table:table-cell table:style-name="Taula1.C2" office:value-type="string">
            <text:p text:style-name="P7">Short</text:p>
          </table:table-cell>
        </table:table-row>
        <table:table-row table:style-name="TableLine94046330241056">
          <table:table-cell table:style-name="Taula1.A2" office:value-type="string">
            <text:p text:style-name="Table_20_Contents">Short.MAX_VALUE+1</text:p>
          </table:table-cell>
          <table:table-cell table:style-name="Taula1.A2" office:value-type="string">
            <text:p text:style-name="P7">32768</text:p>
          </table:table-cell>
          <table:table-cell table:style-name="Taula1.C2" office:value-type="string">
            <text:p text:style-name="P7">Short</text:p>
          </table:table-cell>
        </table:table-row>
        <table:table-row table:style-name="TableLine94046330242032">
          <table:table-cell table:style-name="Taula1.A2" office:value-type="string">
            <text:p text:style-name="Table_20_Contents">Short.MIN_VALUE-1</text:p>
          </table:table-cell>
          <table:table-cell table:style-name="Taula1.A2" office:value-type="string">
            <text:p text:style-name="P2">-<text:span text:style-name="T3">32769</text:span></text:p>
          </table:table-cell>
          <table:table-cell table:style-name="Taula1.C2" office:value-type="string">
            <text:p text:style-name="P7">Short</text:p>
          </table:table-cell>
        </table:table-row>
        <table:table-row table:style-name="TableLine94046330243008">
          <table:table-cell table:style-name="Taula1.A2" office:value-type="string">
            <text:p text:style-name="Table_20_Contents">Integer.MAX_VALUE</text:p>
          </table:table-cell>
          <table:table-cell table:style-name="Taula1.A2" office:value-type="string">
            <text:p text:style-name="P7">2147483647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243984">
          <table:table-cell table:style-name="Taula1.A2" office:value-type="string">
            <text:p text:style-name="Table_20_Contents">Integer.MAX_VALUE+1</text:p>
          </table:table-cell>
          <table:table-cell table:style-name="Taula1.A2" office:value-type="string">
            <text:p text:style-name="P2">-<text:span text:style-name="T3">2147483648</text:span>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244960">
          <table:table-cell table:style-name="Taula1.A2" office:value-type="string">
            <text:p text:style-name="Table_20_Contents">Integer.MIN_VALUE</text:p>
          </table:table-cell>
          <table:table-cell table:style-name="Taula1.A2" office:value-type="string">
            <text:p text:style-name="P2">-<text:span text:style-name="T3">2147483648</text:span>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245936">
          <table:table-cell table:style-name="Taula1.A2" office:value-type="string">
            <text:p text:style-name="Table_20_Contents">Integer.MIN_VALUE-1</text:p>
          </table:table-cell>
          <table:table-cell table:style-name="Taula1.A2" office:value-type="string">
            <text:p text:style-name="P7">2147483647</text:p>
          </table:table-cell>
          <table:table-cell table:style-name="Taula1.C2" office:value-type="string">
            <text:p text:style-name="P7">Int</text:p>
          </table:table-cell>
        </table:table-row>
        <table:table-row table:style-name="TableLine94046330246912">
          <table:table-cell table:style-name="Taula1.A2" office:value-type="string">
            <text:p text:style-name="Table_20_Contents">Long.MAX_VALUE</text:p>
          </table:table-cell>
          <table:table-cell table:style-name="Taula1.A2" office:value-type="string">
            <text:p text:style-name="P2">9223372036854775807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47888">
          <table:table-cell table:style-name="Taula1.A2" office:value-type="string">
            <text:p text:style-name="Table_20_Contents">Long.MAX_VALUE+1</text:p>
          </table:table-cell>
          <table:table-cell table:style-name="Taula1.A2" office:value-type="string">
            <text:p text:style-name="P2">-9223372036854775808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48864">
          <table:table-cell table:style-name="Taula1.A2" office:value-type="string">
            <text:p text:style-name="Table_20_Contents">Long.MIN_VALUE</text:p>
          </table:table-cell>
          <table:table-cell table:style-name="Taula1.A2" office:value-type="string">
            <text:p text:style-name="P2">-9223372036854775808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49840">
          <table:table-cell table:style-name="Taula1.A2" office:value-type="string">
            <text:p text:style-name="Table_20_Contents">Long.MIN_VALUE-1</text:p>
          </table:table-cell>
          <table:table-cell table:style-name="Taula1.A2" office:value-type="string">
            <text:p text:style-name="P2">9223372036854775807</text:p>
          </table:table-cell>
          <table:table-cell table:style-name="Taula1.C2" office:value-type="string">
            <text:p text:style-name="P9">Long </text:p>
          </table:table-cell>
        </table:table-row>
        <table:table-row table:style-name="TableLine94046330250816">
          <table:table-cell table:style-name="Taula1.A2" office:value-type="string">
            <text:p text:style-name="Table_20_Contents">(byte)12</text:p>
          </table:table-cell>
          <table:table-cell table:style-name="Taula1.A2" office:value-type="string">
            <text:p text:style-name="P8">12</text:p>
          </table:table-cell>
          <table:table-cell table:style-name="Taula1.C2" office:value-type="string">
            <text:p text:style-name="P9">Byte</text:p>
          </table:table-cell>
        </table:table-row>
        <table:table-row table:style-name="TableLine94046330251792">
          <table:table-cell table:style-name="Taula1.A2" office:value-type="string">
            <text:p text:style-name="Table_20_Contents">(byte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9">Byte</text:p>
          </table:table-cell>
        </table:table-row>
        <table:table-row table:style-name="TableLine94046330252768">
          <table:table-cell table:style-name="Taula1.A2" office:value-type="string">
            <text:p text:style-name="Table_20_Contents">(byte)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Byte</text:p>
          </table:table-cell>
        </table:table-row>
        <table:table-row table:style-name="TableLine94046330253744">
          <table:table-cell table:style-name="Taula1.A2" office:value-type="string">
            <text:p text:style-name="Table_20_Contents">(short)12</text:p>
          </table:table-cell>
          <table:table-cell table:style-name="Taula1.A2" office:value-type="string">
            <text:p text:style-name="P9">12</text:p>
          </table:table-cell>
          <table:table-cell table:style-name="Taula1.C2" office:value-type="string">
            <text:p text:style-name="P9">Short</text:p>
          </table:table-cell>
        </table:table-row>
        <table:table-row table:style-name="TableLine94046330254720">
          <table:table-cell table:style-name="Taula1.A2" office:value-type="string">
            <text:p text:style-name="Table_20_Contents">(short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9">Short</text:p>
          </table:table-cell>
        </table:table-row>
        <table:table-row table:style-name="TableLine94046330255696">
          <table:table-cell table:style-name="Taula1.A2" office:value-type="string">
            <text:p text:style-name="Table_20_Contents">(short)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Short</text:p>
          </table:table-cell>
        </table:table-row>
        <table:table-row table:style-name="TableLine94046330256672">
          <table:table-cell table:style-name="Taula1.A2" office:value-type="string">
            <text:p text:style-name="Table_20_Contents">(long)12</text:p>
          </table:table-cell>
          <table:table-cell table:style-name="Taula1.A2" office:value-type="string">
            <text:p text:style-name="P9">12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57648">
          <table:table-cell table:style-name="Taula1.A2" office:value-type="string">
            <text:p text:style-name="Table_20_Contents">(long)-12</text:p>
          </table:table-cell>
          <table:table-cell table:style-name="Taula1.A2" office:value-type="string">
            <text:p text:style-name="P2">-<text:span text:style-name="T4">12</text:span>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58624">
          <table:table-cell table:style-name="Taula1.A2" office:value-type="string">
            <text:p text:style-name="Table_20_Contents">(long)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Long</text:p>
          </table:table-cell>
        </table:table-row>
        <table:table-row table:style-name="TableLine94046330259600">
          <table:table-cell table:style-name="Taula1.A2" office:value-type="string">
            <text:p text:style-name="Table_20_Contents">(short)1+2+3</text:p>
          </table:table-cell>
          <table:table-cell table:style-name="Taula1.A2" office:value-type="string">
            <text:p text:style-name="P9">6</text:p>
          </table:table-cell>
          <table:table-cell table:style-name="Taula1.C2" office:value-type="string">
            <text:p text:style-name="P9">Short</text:p>
          </table:table-cell>
        </table:table-row>
        <table:table-row table:style-name="TableLine94046330260576">
          <table:table-cell table:style-name="Taula1.A2" office:value-type="string">
            <text:p text:style-name="Table_20_Contents">(short)(1+2+3)</text:p>
          </table:table-cell>
          <table:table-cell table:style-name="Taula1.A2" office:value-type="string">
            <text:p text:style-name="P9">6</text:p>
          </table:table-cell>
          <table:table-cell table:style-name="Taula1.C2" office:value-type="string">
            <text:p text:style-name="P9">Short</text:p>
          </table:table-cell>
        </table:table-row>
        <table:table-row table:style-name="TableLine94046330261552"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9">12</text:p>
          </table:table-cell>
          <table:table-cell table:style-name="Taula1.C2" office:value-type="string">
            <text:p text:style-name="P10">Long</text:p>
          </table:table-cell>
        </table:table-row>
        <table:table-row table:style-name="Taula1.82">
          <table:table-cell table:style-name="Taula1.A2" office:value-type="string">
            <text:p text:style-name="Table_20_Contents">12l</text:p>
          </table:table-cell>
          <table:table-cell table:style-name="Taula1.A2" office:value-type="string">
            <text:p text:style-name="P9">12</text:p>
          </table:table-cell>
          <table:table-cell table:style-name="Taula1.C2" office:value-type="string">
            <text:p text:style-name="P10">Long</text:p>
          </table:table-cell>
        </table:table-row>
        <table:table-row table:style-name="TableLine94046330263552">
          <table:table-cell table:style-name="Taula1.A2" office:value-type="string">
            <text:p text:style-name="Table_20_Contents">1+2L+3</text:p>
          </table:table-cell>
          <table:table-cell table:style-name="Taula1.A2" office:value-type="string">
            <text:p text:style-name="P9">6</text:p>
          </table:table-cell>
          <table:table-cell table:style-name="Taula1.C2" office:value-type="string">
            <text:p text:style-name="P10">Long</text:p>
          </table:table-cell>
        </table:table-row>
        <table:table-row table:style-name="TableLine94046330264480">
          <table:table-cell table:style-name="Taula1.A2" office:value-type="string">
            <text:p text:style-name="Table_20_Contents">(byte)(1+2+3)</text:p>
          </table:table-cell>
          <table:table-cell table:style-name="Taula1.A2" office:value-type="string">
            <text:p text:style-name="P9">6</text:p>
          </table:table-cell>
          <table:table-cell table:style-name="Taula1.C2" office:value-type="string">
            <text:p text:style-name="P9">Byte</text:p>
          </table:table-cell>
        </table:table-row>
        <table:table-row table:style-name="TableLine94046330265456">
          <table:table-cell table:style-name="Taula1.A2" office:value-type="string">
            <text:p text:style-name="Table_20_Contents">(byte)(200+300)</text:p>
          </table:table-cell>
          <table:table-cell table:style-name="Taula1.A2" office:value-type="string">
            <text:p text:style-name="P2">-<text:span text:style-name="T4">12 </text:span><text:span text:style-name="T28">(Es un error)</text:span></text:p>
          </table:table-cell>
          <table:table-cell table:style-name="Taula1.C2" office:value-type="string">
            <text:p text:style-name="P9">Byte</text:p>
          </table:table-cell>
        </table:table-row>
        <text:soft-page-break/>
        <table:table-row table:style-name="TableLine94046330266432">
          <table:table-cell table:style-name="Taula1.A2" office:value-type="string">
            <text:p text:style-name="Table_20_Contents">023</text:p>
          </table:table-cell>
          <table:table-cell table:style-name="Taula1.A2" office:value-type="string">
            <text:p text:style-name="P9">19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24192">
          <table:table-cell table:style-name="Taula1.A2" office:value-type="string">
            <text:p text:style-name="Table_20_Contents">-023</text:p>
          </table:table-cell>
          <table:table-cell table:style-name="Taula1.A2" office:value-type="string">
            <text:p text:style-name="P2">-<text:span text:style-name="T4">19</text:span>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25168">
          <table:table-cell table:style-name="Taula1.A2" office:value-type="string">
            <text:p text:style-name="Table_20_Contents">0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1408">
          <table:table-cell table:style-name="Taula1.A2" office:value-type="string">
            <text:p text:style-name="Table_20_Contents">0x23</text:p>
          </table:table-cell>
          <table:table-cell table:style-name="Taula1.A2" office:value-type="string">
            <text:p text:style-name="P9">35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2384">
          <table:table-cell table:style-name="Taula1.A2" office:value-type="string">
            <text:p text:style-name="Table_20_Contents">-0x23</text:p>
          </table:table-cell>
          <table:table-cell table:style-name="Taula1.A2" office:value-type="string">
            <text:p text:style-name="P2">-<text:span text:style-name="T4">35</text:span>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3360">
          <table:table-cell table:style-name="Taula1.A2" office:value-type="string">
            <text:p text:style-name="Table_20_Contents">0x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4336">
          <table:table-cell table:style-name="Taula1.A2" office:value-type="string">
            <text:p text:style-name="Table_20_Contents">0x00</text:p>
          </table:table-cell>
          <table:table-cell table:style-name="Taula1.A2" office:value-type="string">
            <text:p text:style-name="P9">0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5312">
          <table:table-cell table:style-name="Taula1.A2" office:value-type="string">
            <text:p text:style-name="Table_20_Contents">012A</text:p>
          </table:table-cell>
          <table:table-cell table:style-name="Taula1.A2" office:value-type="string">
            <text:p text:style-name="P9">invalid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76288">
          <table:table-cell table:style-name="Taula1.A2" office:value-type="string">
            <text:p text:style-name="Table_20_Contents">0xFF</text:p>
          </table:table-cell>
          <table:table-cell table:style-name="Taula1.A2" office:value-type="string">
            <text:p text:style-name="P9">255</text:p>
          </table:table-cell>
          <table:table-cell table:style-name="Taula1.C2" office:value-type="string">
            <text:p text:style-name="P9">Int</text:p>
          </table:table-cell>
        </table:table-row>
        <table:table-row table:style-name="TableLine94046330277264">
          <table:table-cell table:style-name="Taula1.A2" office:value-type="string">
            <text:p text:style-name="Table_20_Contents">02+04</text:p>
          </table:table-cell>
          <table:table-cell table:style-name="Taula1.A2" office:value-type="string">
            <text:p text:style-name="P10">6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78240">
          <table:table-cell table:style-name="Taula1.A2" office:value-type="string">
            <text:p text:style-name="Table_20_Contents">02-02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79216">
          <table:table-cell table:style-name="Taula1.A2" office:value-type="string">
            <text:p text:style-name="Table_20_Contents">02+2</text:p>
          </table:table-cell>
          <table:table-cell table:style-name="Taula1.A2" office:value-type="string">
            <text:p text:style-name="P10">4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ula1.98">
          <table:table-cell table:style-name="Taula1.A2" office:value-type="string">
            <text:p text:style-name="Table_20_Contents">0x10/02</text:p>
          </table:table-cell>
          <table:table-cell table:style-name="Taula1.A2" office:value-type="string">
            <text:p text:style-name="P10">0</text:p>
          </table:table-cell>
          <table:table-cell table:style-name="Taula1.C2" office:value-type="string">
            <text:p text:style-name="P10">Int</text:p>
          </table:table-cell>
        </table:table-row>
        <table:table-row table:style-name="TableLine94046330281216">
          <table:table-cell table:style-name="Taula1.A2" office:value-type="string">
            <text:p text:style-name="Table_20_Contents">0xFF/5</text:p>
          </table:table-cell>
          <table:table-cell table:style-name="Taula1.A2" office:value-type="string">
            <text:p text:style-name="P10">51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82144">
          <table:table-cell table:style-name="Taula1.A2" office:value-type="string">
            <text:p text:style-name="Table_20_Contents">-0xFF/5</text:p>
          </table:table-cell>
          <table:table-cell table:style-name="Taula1.A2" office:value-type="string">
            <text:p text:style-name="P2">-<text:span text:style-name="T5">51</text:span></text:p>
          </table:table-cell>
          <table:table-cell table:style-name="Taula1.C2" office:value-type="string">
            <text:p text:style-name="P2"/>
          </table:table-cell>
        </table:table-row>
        <table:table-row table:style-name="TableLine94046330283120">
          <table:table-cell table:style-name="Taula1.A2" office:value-type="string">
            <text:p text:style-name="Table_20_Contents">(byte)(0xFF/5)</text:p>
          </table:table-cell>
          <table:table-cell table:style-name="Taula1.A2" office:value-type="string">
            <text:p text:style-name="P10">51</text:p>
          </table:table-cell>
          <table:table-cell table:style-name="Taula1.C2" office:value-type="string">
            <text:p text:style-name="P10">Byte</text:p>
          </table:table-cell>
        </table:table-row>
        <table:table-row table:style-name="TableLine94046330284096">
          <table:table-cell table:style-name="Taula1.A2" office:value-type="string">
            <text:p text:style-name="Table_20_Contents">3/4*Math.PI</text:p>
          </table:table-cell>
          <table:table-cell table:style-name="Taula1.A2" office:value-type="string">
            <text:p text:style-name="P10">0.0</text:p>
          </table:table-cell>
          <table:table-cell table:style-name="Taula1.C2" office:value-type="string">
            <text:p text:style-name="P11">Float</text:p>
          </table:table-cell>
        </table:table-row>
        <table:table-row table:style-name="TableLine94046330285072">
          <table:table-cell table:style-name="Taula1.A2" office:value-type="string">
            <text:p text:style-name="Table_20_Contents">3.0/4*Math.PI</text:p>
          </table:table-cell>
          <table:table-cell table:style-name="Taula1.A2" office:value-type="string">
            <text:p text:style-name="P11">2.356194490192345</text:p>
          </table:table-cell>
          <table:table-cell table:style-name="Taula1.C2" office:value-type="string">
            <text:p text:style-name="P11">Double</text:p>
          </table:table-cell>
        </table:table-row>
        <table:table-row table:style-name="Taula1.104">
          <table:table-cell table:style-name="Taula1.A2" office:value-type="string">
            <text:p text:style-name="Table_20_Contents">Math.pow(2,3)</text:p>
          </table:table-cell>
          <table:table-cell table:style-name="Taula1.A2" office:value-type="string">
            <text:p text:style-name="P11">8</text:p>
          </table:table-cell>
          <table:table-cell table:style-name="Taula1.C2" office:value-type="string">
            <text:p text:style-name="P11">Int</text:p>
          </table:table-cell>
        </table:table-row>
        <table:table-row table:style-name="TableLine94046330287072">
          <table:table-cell table:style-name="Taula1.A2" office:value-type="string">
            <text:p text:style-name="Table_20_Contents">Math.sqrt(4)</text:p>
          </table:table-cell>
          <table:table-cell table:style-name="Taula1.A2" office:value-type="string">
            <text:p text:style-name="P11">2.0</text:p>
          </table:table-cell>
          <table:table-cell table:style-name="Taula1.C2" office:value-type="string">
            <text:p text:style-name="P11">Float</text:p>
          </table:table-cell>
        </table:table-row>
      </table:table>
      <text:list xml:id="list121019646093555" text:continue-numbering="true" text:style-name="Numbering_20_1">
        <text:list-item>
          <text:p text:style-name="P32">Determineu el resultat de les expressions numèriques següents: </text:p>
          <text:list>
            <text:list-item>
              <text:p text:style-name="P32">30 % 4 - 30 - 2 ∗ 5 <text:s text:c="6"/>- <text:s text:c="5"/>-<text:span text:style-name="T4">38</text:span></text:p>
            </text:list-item>
            <text:list-item>
              <text:p text:style-name="P32">5 / 2 - 5.0/2 <text:s text:c="5"/>- <text:s text:c="3"/>-<text:span text:style-name="T4">0.5</text:span></text:p>
            </text:list-item>
            <text:list-item>
              <text:p text:style-name="P32">10 - 10.0/2 ∗ 3 + 5 <text:s text:c="7"/>- <text:s text:c="2"/><text:span text:style-name="T4">0.0</text:span></text:p>
            </text:list-item>
            <text:list-item>
              <text:p text:style-name="P32">10 - 10.0/(2 ∗ 3) + 5 <text:s text:c="5"/>- <text:s/>13.333333333333334</text:p>
            </text:list-item>
          </text:list>
        </text:list-item>
        <text:list-item>
          <text:p text:style-name="P32">Trobeu les expressions en Java que calculin el mateix valor que les expressions matemàtiques següents: </text:p>
          <text:list>
            <text:list-item>
              <text:p text:style-name="P32"><draw:frame draw:style-name="fr1" draw:name="Object1" text:anchor-type="as-char" svg:width="0.489in" svg:height="0.3925in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text:s text:c="3"/><text:span text:style-name="T6">m/n+p</text:span></text:p>
            </text:list-item>
            <text:list-item>
              <text:p text:style-name="P32"><draw:frame draw:style-name="fr1" draw:name="Object2" text:anchor-type="as-char" svg:width="0.7244in" svg:height="0.3925in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text:s text:c="2"/><text:span text:style-name="T6">m + n / (p-q)</text:span></text:p>
            </text:list-item>
            <text:list-item>
              <text:p text:style-name="P32"><text:soft-page-break/><draw:frame draw:style-name="fr1" draw:name="Object3" text:anchor-type="as-char" svg:width="0.5272in" svg:height="0.8335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T6">(m + n / p) / ( q - r / (s*s)</text:span></text:p>
            </text:list-item>
          </text:list>
        </text:list-item>
        <text:list-item>
          <text:p text:style-name="P32">Escriu la següent expressió en Java:</text:p>
          <text:list>
            <text:list-item>
              <text:p text:style-name="P32"><draw:frame draw:style-name="fr1" draw:name="Objecte1" text:anchor-type="as-char" svg:width="1.0874in" svg:height="0.601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a*a / </text:span><text:span text:style-name="T29">(</text:span><text:span text:style-name="T6">b – c</text:span><text:span text:style-name="T29">)</text:span><text:span text:style-name="T6"> + </text:span><text:span text:style-name="T29">(</text:span><text:span text:style-name="T6">d – e</text:span><text:span text:style-name="T29">)</text:span><text:span text:style-name="T6"> / (f - </text:span><text:span text:style-name="T7">( g * h ) / j )</text:span></text:p>
            </text:list-item>
            <text:list-item>
              <text:p text:style-name="P32"><draw:frame draw:style-name="fr1" draw:name="Objecte2" text:anchor-type="as-char" svg:width="0.7783in" svg:height="0.3925in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 text:c="3"/><text:span text:style-name="T7">(a * a + b * b * b – 4) / 3c</text:span></text:p>
            </text:list-item>
            <text:list-item>
              <text:p text:style-name="P32"><draw:frame draw:style-name="fr1" draw:name="Objecte3" text:anchor-type="as-char" svg:width="1.3756in" svg:height="0.4236in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text:s/><text:span text:style-name="T7">((a+b) * (a+b)) / c – 3t / (h+j) - 7</text:span><text:span text:style-name="T21">k</text:span></text:p>
            </text:list-item>
            <text:list-item>
              <text:p text:style-name="P32"><draw:frame draw:style-name="fr1" draw:name="Objecte4" text:anchor-type="as-char" svg:width="0.7965in" svg:height="0.8098in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<text:span text:style-name="T7">3a+b / c – ((d+5e) / f + (g / 2h))</text:span></text:p>
            </text:list-item>
          </text:list>
        </text:list-item>
        <text:list-item>
          <text:p text:style-name="P32">Avalua les següents expressions:</text:p>
        </text:list-item>
      </text:list>
      <table:table table:name="Taula3" table:style-name="Taula3">
        <table:table-column table:style-name="Taula3.A"/>
        <table:table-column table:style-name="Taula3.B"/>
        <table:table-column table:style-name="Taula3.C"/>
        <table:table-header-rows>
          <table:table-row table:style-name="TableLine94046329778944">
            <table:table-cell table:style-name="Taula3.A1" office:value-type="string">
              <text:p text:style-name="Table_20_Heading">Expressió a avaluar</text:p>
            </table:table-cell>
            <table:table-cell table:style-name="Taula3.A1" office:value-type="string">
              <text:p text:style-name="Table_20_Heading">Valor</text:p>
            </table:table-cell>
            <table:table-cell table:style-name="Taula3.C1" office:value-type="string">
              <text:p text:style-name="Table_20_Heading">Tipus</text:p>
            </table:table-cell>
          </table:table-row>
        </table:table-header-rows>
        <table:table-row table:style-name="TableLine94046330654960">
          <table:table-cell table:style-name="Taula3.A2" office:value-type="string">
            <text:p text:style-name="Table_20_Contents">12.1</text:p>
          </table:table-cell>
          <table:table-cell table:style-name="Taula3.A2" office:value-type="string">
            <text:p text:style-name="Table_20_Contents"><text:s/><text:span text:style-name="T8">12.1</text:span>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56960">
          <table:table-cell table:style-name="Taula3.A2" office:value-type="string">
            <text:p text:style-name="Table_20_Contents">12.0</text:p>
          </table:table-cell>
          <table:table-cell table:style-name="Taula3.A2" office:value-type="string">
            <text:p text:style-name="P19">12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57776">
          <table:table-cell table:style-name="Taula3.A2" office:value-type="string">
            <text:p text:style-name="Table_20_Contents">-7.</text:p>
          </table:table-cell>
          <table:table-cell table:style-name="Taula3.A2" office:value-type="string">
            <text:p text:style-name="Table_20_Contents">-<text:span text:style-name="T8">7.0</text:span>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58640">
          <table:table-cell table:style-name="Taula3.A2" office:value-type="string">
            <text:p text:style-name="Table_20_Contents">0.13</text:p>
          </table:table-cell>
          <table:table-cell table:style-name="Taula3.A2" office:value-type="string">
            <text:p text:style-name="P19">0.13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59616">
          <table:table-cell table:style-name="Taula3.A2" office:value-type="string">
            <text:p text:style-name="Table_20_Contents">.13</text:p>
          </table:table-cell>
          <table:table-cell table:style-name="Taula3.A2" office:value-type="string">
            <text:p text:style-name="P19">0.13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60816">
          <table:table-cell table:style-name="Taula3.A2" office:value-type="string">
            <text:p text:style-name="Table_20_Contents">0.0</text:p>
          </table:table-cell>
          <table:table-cell table:style-name="Taula3.A2" office:value-type="string">
            <text:p text:style-name="P19">0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1792">
          <table:table-cell table:style-name="Taula3.A2" office:value-type="string">
            <text:p text:style-name="Table_20_Contents">-0.0</text:p>
          </table:table-cell>
          <table:table-cell table:style-name="Taula3.A2" office:value-type="string">
            <text:p text:style-name="P19">0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2768">
          <table:table-cell table:style-name="Taula3.A2" office:value-type="string">
            <text:p text:style-name="Table_20_Contents">.0</text:p>
          </table:table-cell>
          <table:table-cell table:style-name="Taula3.A2" office:value-type="string">
            <text:p text:style-name="P19">0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3664">
          <table:table-cell table:style-name="Taula3.A2" office:value-type="string">
            <text:p text:style-name="Table_20_Contents">-.0</text:p>
          </table:table-cell>
          <table:table-cell table:style-name="Taula3.A2" office:value-type="string">
            <text:p text:style-name="P19">0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4640"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0352">
          <table:table-cell table:style-name="Taula3.A2" office:value-type="string">
            <text:p text:style-name="Table_20_Contents">23.45F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66320"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67296">
          <table:table-cell table:style-name="Taula3.A2" office:value-type="string">
            <text:p text:style-name="Table_20_Contents">23.45D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68272">
          <table:table-cell table:style-name="Taula3.A2" office:value-type="string">
            <text:p text:style-name="Table_20_Contents">(float)23.45D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69248">
          <table:table-cell table:style-name="Taula3.A2" office:value-type="string">
            <text:p text:style-name="Table_20_Contents">(double)23.45f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70224">
          <table:table-cell table:style-name="Taula3.A2" office:value-type="string">
            <text:p text:style-name="Table_20_Contents">(byte)23.45</text:p>
          </table:table-cell>
          <table:table-cell table:style-name="Taula3.A2" office:value-type="string">
            <text:p text:style-name="P19">23.45</text:p>
          </table:table-cell>
          <table:table-cell table:style-name="Taula3.C2" office:value-type="string">
            <text:p text:style-name="P19">double</text:p>
          </table:table-cell>
        </table:table-row>
        <table:table-row table:style-name="TableLine94046330671472">
          <table:table-cell table:style-name="Taula3.A2" office:value-type="string">
            <text:p text:style-name="Table_20_Contents">1.3f+4.5d</text:p>
          </table:table-cell>
          <table:table-cell table:style-name="Taula3.A2" office:value-type="string">
            <text:p text:style-name="Table_20_Contents">5.799999952316284</text:p>
          </table:table-cell>
          <table:table-cell table:style-name="Taula3.C2" office:value-type="string">
            <text:p text:style-name="P19">Double</text:p>
          </table:table-cell>
        </table:table-row>
        <text:soft-page-break/>
        <table:table-row table:style-name="TableLine94046330672448">
          <table:table-cell table:style-name="Taula3.A2" office:value-type="string">
            <text:p text:style-name="Table_20_Contents">10*10.0</text:p>
          </table:table-cell>
          <table:table-cell table:style-name="Taula3.A2" office:value-type="string">
            <text:p text:style-name="P19">100.0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73424">
          <table:table-cell table:style-name="Taula3.A2" office:value-type="string">
            <text:p text:style-name="Table_20_Contents">(byte)(3.+3f)%4</text:p>
          </table:table-cell>
          <table:table-cell table:style-name="Taula3.A2" office:value-type="string">
            <text:p text:style-name="P19">2</text:p>
          </table:table-cell>
          <table:table-cell table:style-name="Taula3.C2" office:value-type="string">
            <text:p text:style-name="P19">Int</text:p>
          </table:table-cell>
        </table:table-row>
        <table:table-row table:style-name="TableLine94046330674400">
          <table:table-cell table:style-name="Taula3.A2" office:value-type="string">
            <text:p text:style-name="Table_20_Contents">Float.MAX_VALUE</text:p>
          </table:table-cell>
          <table:table-cell table:style-name="Taula3.A2" office:value-type="string">
            <text:p text:style-name="Table_20_Contents">3.4028235E38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75376">
          <table:table-cell table:style-name="Taula3.A2" office:value-type="string">
            <text:p text:style-name="Table_20_Contents">Float.MIN_VALUE</text:p>
          </table:table-cell>
          <table:table-cell table:style-name="Taula3.A2" office:value-type="string">
            <text:p text:style-name="Table_20_Contents">1.4E-45</text:p>
          </table:table-cell>
          <table:table-cell table:style-name="Taula3.C2" office:value-type="string">
            <text:p text:style-name="P19">Float</text:p>
          </table:table-cell>
        </table:table-row>
        <table:table-row table:style-name="TableLine94046330676352">
          <table:table-cell table:style-name="Taula3.A2" office:value-type="string">
            <text:p text:style-name="Table_20_Contents"><text:bookmark-start text:name="DDE_LINK"/>D<text:bookmark-end text:name="DDE_LINK"/>ouble.MAX_VALUE</text:p>
          </table:table-cell>
          <table:table-cell table:style-name="Taula3.A2" office:value-type="string">
            <text:p text:style-name="Table_20_Contents">1.7976931348623157E308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77328">
          <table:table-cell table:style-name="Taula3.A2" office:value-type="string">
            <text:p text:style-name="Table_20_Contents">Double.MIN_VALUE</text:p>
          </table:table-cell>
          <table:table-cell table:style-name="Taula3.A2" office:value-type="string">
            <text:p text:style-name="Table_20_Contents">4.9E-324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78304">
          <table:table-cell table:style-name="Taula3.A2" office:value-type="string">
            <text:p text:style-name="Table_20_Contents"><text:bookmark-start text:name="DDE_LINK5"/>D<text:bookmark-end text:name="DDE_LINK5"/>ouble.MAX_VALUE+1</text:p>
          </table:table-cell>
          <table:table-cell table:style-name="Taula3.A2" office:value-type="string">
            <text:p text:style-name="Table_20_Contents">1.7976931348623157E308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79280">
          <table:table-cell table:style-name="Taula3.A2" office:value-type="string">
            <text:p text:style-name="Table_20_Contents">12345678.12345678</text:p>
          </table:table-cell>
          <table:table-cell table:style-name="Taula3.A2" office:value-type="string">
            <text:p text:style-name="Table_20_Contents">1.234567812345678E7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80256">
          <table:table-cell table:style-name="Taula3.A2" office:value-type="string">
            <text:p text:style-name="Table_20_Contents">-12345678.12345678</text:p>
          </table:table-cell>
          <table:table-cell table:style-name="Taula3.A2" office:value-type="string">
            <text:p text:style-name="Table_20_Contents">-1.234567812345678E7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81232">
          <table:table-cell table:style-name="Taula3.A2" office:value-type="string">
            <text:p text:style-name="Table_20_Contents"><text:bookmark-start text:name="DDE_LINK3"/>0.00000000123<text:bookmark-end text:name="DDE_LINK3"/></text:p>
          </table:table-cell>
          <table:table-cell table:style-name="Taula3.A2" office:value-type="string">
            <text:p text:style-name="Table_20_Contents">1.23E-9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82208">
          <table:table-cell table:style-name="Taula3.A2" office:value-type="string">
            <text:p text:style-name="Table_20_Contents">-0.00000000123</text:p>
          </table:table-cell>
          <table:table-cell table:style-name="Taula3.A2" office:value-type="string">
            <text:p text:style-name="Table_20_Contents">-1.23E-9</text:p>
          </table:table-cell>
          <table:table-cell table:style-name="Taula3.C2" office:value-type="string">
            <text:p text:style-name="P20">Double</text:p>
          </table:table-cell>
        </table:table-row>
        <table:table-row table:style-name="TableLine94046330683184">
          <table:table-cell table:style-name="Taula3.A2" office:value-type="string">
            <text:p text:style-name="Table_20_Contents">2.0e5*2.e-5</text:p>
          </table:table-cell>
          <table:table-cell table:style-name="Taula3.A2" office:value-type="string">
            <text:p text:style-name="P21">4.0</text:p>
          </table:table-cell>
          <table:table-cell table:style-name="Taula3.C2" office:value-type="string">
            <text:p text:style-name="P21">Float</text:p>
          </table:table-cell>
        </table:table-row>
        <table:table-row table:style-name="TableLine94046330684160">
          <table:table-cell table:style-name="Taula3.A2" office:value-type="string">
            <text:p text:style-name="Table_20_Contents">2.0e5/2.e-5</text:p>
          </table:table-cell>
          <table:table-cell table:style-name="Taula3.A2" office:value-type="string">
            <text:p text:style-name="P21">1.0E10</text:p>
          </table:table-cell>
          <table:table-cell table:style-name="Taula3.C2" office:value-type="string">
            <text:p text:style-name="P21">Float</text:p>
          </table:table-cell>
        </table:table-row>
        <table:table-row table:style-name="TableLine94046330685136">
          <table:table-cell table:style-name="Taula3.A2" office:value-type="string">
            <text:p text:style-name="Table_20_Contents"><text:bookmark-start text:name="DDE_LINK2"/>0.01*0.01*0.01<text:bookmark-end text:name="DDE_LINK2"/></text:p>
          </table:table-cell>
          <table:table-cell table:style-name="Taula3.A2" office:value-type="string">
            <text:p text:style-name="Table_20_Contents">1.0000000000000002E-6</text:p>
          </table:table-cell>
          <table:table-cell table:style-name="Taula3.C2" office:value-type="string">
            <text:p text:style-name="P21">Double</text:p>
          </table:table-cell>
        </table:table-row>
        <table:table-row table:style-name="TableLine94046330686112">
          <table:table-cell table:style-name="Taula3.A2" office:value-type="string">
            <text:p text:style-name="Table_20_Contents">(float)(0.01*0.01*0.01)</text:p>
          </table:table-cell>
          <table:table-cell table:style-name="Taula3.A2" office:value-type="string">
            <text:p text:style-name="Table_20_Contents">1.0E-6</text:p>
          </table:table-cell>
          <table:table-cell table:style-name="Taula3.C2" office:value-type="string">
            <text:p text:style-name="P21">Float</text:p>
          </table:table-cell>
        </table:table-row>
        <table:table-row table:style-name="TableLine94046330671120">
          <table:table-cell table:style-name="Taula3.A2" office:value-type="string">
            <text:p text:style-name="Table_20_Contents"><text:s/>1/3.0+1/3.0+1/3.0</text:p>
          </table:table-cell>
          <table:table-cell table:style-name="Taula3.A2" office:value-type="string">
            <text:p text:style-name="P21">1.0</text:p>
          </table:table-cell>
          <table:table-cell table:style-name="Taula3.C2" office:value-type="string">
            <text:p text:style-name="P21">Float</text:p>
          </table:table-cell>
        </table:table-row>
        <table:table-row table:style-name="TableLine94046330687792">
          <table:table-cell table:style-name="Taula3.A2" office:value-type="string">
            <text:p text:style-name="Table_20_Contents"><text:s/>1/3.0+1/3+1/3.0</text:p>
          </table:table-cell>
          <table:table-cell table:style-name="Taula3.A2" office:value-type="string">
            <text:p text:style-name="Table_20_Contents">0.6666666666666666</text:p>
          </table:table-cell>
          <table:table-cell table:style-name="Taula3.C2" office:value-type="string">
            <text:p text:style-name="P21">Double</text:p>
          </table:table-cell>
        </table:table-row>
        <table:table-row table:style-name="TableLine94046330688768">
          <table:table-cell table:style-name="Taula3.A2" office:value-type="string">
            <text:p text:style-name="Table_20_Contents">1+1e-6-1</text:p>
          </table:table-cell>
          <table:table-cell table:style-name="Taula3.A2" office:value-type="string">
            <text:p text:style-name="Table_20_Contents">9.999999999177334E-7</text:p>
          </table:table-cell>
          <table:table-cell table:style-name="Taula3.C2" office:value-type="string">
            <text:p text:style-name="P21">Double</text:p>
          </table:table-cell>
        </table:table-row>
        <table:table-row table:style-name="TableLine94046330689744">
          <table:table-cell table:style-name="Taula3.A2" office:value-type="string">
            <text:p text:style-name="Table_20_Contents"><text:bookmark-start text:name="DDE_LINK17"/>1-1+1e-6<text:bookmark-end text:name="DDE_LINK17"/></text:p>
          </table:table-cell>
          <table:table-cell table:style-name="Taula3.A2" office:value-type="string">
            <text:p text:style-name="Table_20_Contents">1.0E-6</text:p>
          </table:table-cell>
          <table:table-cell table:style-name="Taula3.C2" office:value-type="string">
            <text:p text:style-name="P21">Float</text:p>
          </table:table-cell>
        </table:table-row>
        <table:table-row table:style-name="TableLine94046330690720">
          <table:table-cell table:style-name="Taula3.A2" office:value-type="string">
            <text:p text:style-name="Table_20_Contents"/>
          </table:table-cell>
          <table:table-cell table:style-name="Taula3.A2" office:value-type="string">
            <text:p text:style-name="Table_20_Contents"/>
          </table:table-cell>
          <table:table-cell table:style-name="Taula3.C2" office:value-type="string">
            <text:p text:style-name="P21"/>
          </table:table-cell>
        </table:table-row>
      </table:table>
      <text:list xml:id="list121019878227753" text:continue-numbering="true" text:style-name="Numbering_20_1">
        <text:list-item>
          <text:p text:style-name="Numbering_20_1">Avalua les següents expressions: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 table:style-name="TableLine94046330447040">
            <table:table-cell table:style-name="Taula2.A1" office:value-type="string">
              <text:p text:style-name="Table_20_Heading">Expressió a avaluar</text:p>
            </table:table-cell>
            <table:table-cell table:style-name="Taula2.A1" office:value-type="string">
              <text:p text:style-name="Table_20_Heading">Valor</text:p>
            </table:table-cell>
            <table:table-cell table:style-name="Taula2.C1" office:value-type="string">
              <text:p text:style-name="Table_20_Heading">Tipus</text:p>
            </table:table-cell>
          </table:table-row>
        </table:table-header-rows>
        <table:table-row table:style-name="TableLine94046330784128">
          <table:table-cell table:style-name="Taula2.A2" office:value-type="string">
            <text:p text:style-name="Table_20_Contents">1&lt;2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12">boolean</text:p>
          </table:table-cell>
        </table:table-row>
        <table:table-row table:style-name="TableLine94046330786128">
          <table:table-cell table:style-name="Taula2.A2" office:value-type="string">
            <text:p text:style-name="Table_20_Contents">1&lt;=2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86944">
          <table:table-cell table:style-name="Taula2.A2" office:value-type="string">
            <text:p text:style-name="Table_20_Contents">2&lt;=3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87808">
          <table:table-cell table:style-name="Taula2.A2" office:value-type="string">
            <text:p text:style-name="Table_20_Contents">2&lt;=2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88624">
          <table:table-cell table:style-name="Taula2.A2" office:value-type="string">
            <text:p text:style-name="Table_20_Contents">0&lt;-4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89824">
          <table:table-cell table:style-name="Taula2.A2" office:value-type="string">
            <text:p text:style-name="Table_20_Contents">-4&lt;0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0800">
          <table:table-cell table:style-name="Taula2.A2" office:value-type="string">
            <text:p text:style-name="Table_20_Contents">1+2&lt;3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1776">
          <table:table-cell table:style-name="Taula2.A2" office:value-type="string">
            <text:p text:style-name="Table_20_Contents">1+1&lt;=2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2672"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3648"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89360">
          <table:table-cell table:style-name="Taula2.A2" office:value-type="string">
            <text:p text:style-name="Table_20_Contents">1+2*3&lt;(1+2)*3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5856">
          <table:table-cell table:style-name="Taula2.A2" office:value-type="string">
            <text:p text:style-name="Table_20_Contents">1+5&gt;2+4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6832">
          <table:table-cell table:style-name="Taula2.A2" office:value-type="string">
            <text:p text:style-name="Table_20_Contents">1&gt;=2*1</text:p>
          </table:table-cell>
          <table:table-cell table:style-name="Taula2.A2" office:value-type="string">
            <text:p text:style-name="P12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7808">
          <table:table-cell table:style-name="Taula2.A2" office:value-type="string">
            <text:p text:style-name="Table_20_Contents">2&gt;=3-1</text:p>
          </table:table-cell>
          <table:table-cell table:style-name="Taula2.A2" office:value-type="string">
            <text:p text:style-name="P12">True</text:p>
          </table:table-cell>
          <table:table-cell table:style-name="Taula2.C2" office:value-type="string">
            <text:p text:style-name="P2"/>
          </table:table-cell>
        </table:table-row>
        <text:soft-page-break/>
        <table:table-row table:style-name="TableLine94046330798784">
          <table:table-cell table:style-name="Taula2.A2" office:value-type="string">
            <text:p text:style-name="Table_20_Contents">2*(5%2)&gt;=2</text:p>
          </table:table-cell>
          <table:table-cell table:style-name="Taula2.A2" office:value-type="string">
            <text:p text:style-name="P13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799760">
          <table:table-cell table:style-name="Taula2.A2" office:value-type="string">
            <text:p text:style-name="Table_20_Contents">0&gt;-4</text:p>
          </table:table-cell>
          <table:table-cell table:style-name="Taula2.A2" office:value-type="string">
            <text:p text:style-name="P13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1008">
          <table:table-cell table:style-name="Taula2.A2" office:value-type="string">
            <text:p text:style-name="Table_20_Contents">-4&gt;0</text:p>
          </table:table-cell>
          <table:table-cell table:style-name="Taula2.A2" office:value-type="string">
            <text:p text:style-name="P13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1984">
          <table:table-cell table:style-name="Taula2.A2" office:value-type="string">
            <text:p text:style-name="Table_20_Contents">1+2&gt;3</text:p>
          </table:table-cell>
          <table:table-cell table:style-name="Taula2.A2" office:value-type="string">
            <text:p text:style-name="P13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2960">
          <table:table-cell table:style-name="Taula2.A2" office:value-type="string">
            <text:p text:style-name="Table_20_Contents">1+1&gt;=2</text:p>
          </table:table-cell>
          <table:table-cell table:style-name="Taula2.A2" office:value-type="string">
            <text:p text:style-name="P13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3936">
          <table:table-cell table:style-name="Taula2.A2" office:value-type="string">
            <text:p text:style-name="Table_20_Contents">1+4&lt;=5-1</text:p>
          </table:table-cell>
          <table:table-cell table:style-name="Taula2.A2" office:value-type="string">
            <text:p text:style-name="P13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4912">
          <table:table-cell table:style-name="Taula2.A2" office:value-type="string">
            <text:p text:style-name="Table_20_Contents">1+4&lt;5-1</text:p>
          </table:table-cell>
          <table:table-cell table:style-name="Taula2.A2" office:value-type="string">
            <text:p text:style-name="P13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5888">
          <table:table-cell table:style-name="Taula2.A2" office:value-type="string">
            <text:p text:style-name="Table_20_Contents">1+2*3&gt;(1+2)*3</text:p>
          </table:table-cell>
          <table:table-cell table:style-name="Taula2.A2" office:value-type="string">
            <text:p text:style-name="P14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6864">
          <table:table-cell table:style-name="Taula2.A2" office:value-type="string">
            <text:p text:style-name="Table_20_Contents">1+1==2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7840">
          <table:table-cell table:style-name="Taula2.A2" office:value-type="string">
            <text:p text:style-name="Table_20_Contents">1+2!=3</text:p>
          </table:table-cell>
          <table:table-cell table:style-name="Taula2.A2" office:value-type="string">
            <text:p text:style-name="P14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8816">
          <table:table-cell table:style-name="Taula2.A2" office:value-type="string">
            <text:p text:style-name="Table_20_Contents">0x12==12</text:p>
          </table:table-cell>
          <table:table-cell table:style-name="Taula2.A2" office:value-type="string">
            <text:p text:style-name="P14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9792">
          <table:table-cell table:style-name="Taula2.A2" office:value-type="string">
            <text:p text:style-name="Table_20_Contents">0==0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0768">
          <table:table-cell table:style-name="Taula2.A2" office:value-type="string">
            <text:p text:style-name="Table_20_Contents">+0==0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1744">
          <table:table-cell table:style-name="Taula2.A2" office:value-type="string">
            <text:p text:style-name="Table_20_Contents">-0==0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2720">
          <table:table-cell table:style-name="Taula2.A2" office:value-type="string">
            <text:p text:style-name="Table_20_Contents">(1+2%3)&lt;1</text:p>
          </table:table-cell>
          <table:table-cell table:style-name="Taula2.A2" office:value-type="string">
            <text:p text:style-name="P14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3696">
          <table:table-cell table:style-name="Taula2.A2" office:value-type="string">
            <text:p text:style-name="Table_20_Contents">(1+2)%3==1</text:p>
          </table:table-cell>
          <table:table-cell table:style-name="Taula2.A2" office:value-type="string">
            <text:p text:style-name="P2">Invalid top level statement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4672">
          <table:table-cell table:style-name="Taula2.A2" office:value-type="string">
            <text:p text:style-name="Table_20_Contents">(10-10%2)&lt;=10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5648">
          <table:table-cell table:style-name="Taula2.A2" office:value-type="string">
            <text:p text:style-name="Table_20_Contents">-2*5==-10</text:p>
          </table:table-cell>
          <table:table-cell table:style-name="Taula2.A2" office:value-type="string">
            <text:p text:style-name="P14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00656">
          <table:table-cell table:style-name="Taula2.A2" office:value-type="string">
            <text:p text:style-name="Table_20_Contents">-2*5&lt;-12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7328">
          <table:table-cell table:style-name="Taula2.A2" office:value-type="string">
            <text:p text:style-name="Table_20_Contents">2 !=-2(-4%2)</text:p>
          </table:table-cell>
          <table:table-cell table:style-name="Taula2.A2" office:value-type="string">
            <text:p text:style-name="P2">Invalid top level statement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8304">
          <table:table-cell table:style-name="Taula2.A2" office:value-type="string">
            <text:p text:style-name="Table_20_Contents">0xA==16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19280">
          <table:table-cell table:style-name="Taula2.A2" office:value-type="string">
            <text:p text:style-name="Table_20_Contents">03==0x3</text:p>
          </table:table-cell>
          <table:table-cell table:style-name="Taula2.A2" office:value-type="string">
            <text:p text:style-name="P15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0256">
          <table:table-cell table:style-name="Taula2.A2" office:value-type="string">
            <text:p text:style-name="Table_20_Contents"><text:bookmark-start text:name="DDE_LINK4"/>0xAB+(11*03)&gt;1000<text:bookmark-end text:name="DDE_LINK4"/>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1232">
          <table:table-cell table:style-name="Taula2.A2" office:value-type="string">
            <text:p text:style-name="Table_20_Contents">0xAK+1&lt;12</text:p>
          </table:table-cell>
          <table:table-cell table:style-name="Taula2.A2" office:value-type="string">
            <text:p text:style-name="P2">Invalid top level statement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2208">
          <table:table-cell table:style-name="Taula2.A2" office:value-type="string">
            <text:p text:style-name="Table_20_Contents">082==3</text:p>
          </table:table-cell>
          <table:table-cell table:style-name="Taula2.A2" office:value-type="string">
            <text:p text:style-name="P2">Invalid top level statement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3184">
          <table:table-cell table:style-name="Taula2.A2" office:value-type="string">
            <text:p text:style-name="Table_20_Contents">7 == '7'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4160">
          <table:table-cell table:style-name="Taula2.A2" office:value-type="string">
            <text:p text:style-name="Table_20_Contents">7 &lt; 5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5136">
          <table:table-cell table:style-name="Taula2.A2" office:value-type="string">
            <text:p text:style-name="Table_20_Contents">7&gt;=5 &amp;&amp; 5&gt;5</text:p>
          </table:table-cell>
          <table:table-cell table:style-name="Taula2.A2" office:value-type="string">
            <text:p text:style-name="P15">Fals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8176">
          <table:table-cell table:style-name="Taula2.A2" office:value-type="string">
            <text:p text:style-name="Table_20_Contents">7&gt;=5 || 5&gt;5</text:p>
          </table:table-cell>
          <table:table-cell table:style-name="Taula2.A2" office:value-type="string">
            <text:p text:style-name="P15">True</text:p>
          </table:table-cell>
          <table:table-cell table:style-name="Taula2.C2" office:value-type="string">
            <text:p text:style-name="P2"/>
          </table:table-cell>
        </table:table-row>
        <table:table-row table:style-name="TableLine94046330829152">
          <table:table-cell table:style-name="Taula2.A2" office:value-type="string">
            <text:p text:style-name="Table_20_Contents">3.0!=3</text:p>
          </table:table-cell>
          <table:table-cell table:style-name="Taula2.A2" office:value-type="string">
            <text:p text:style-name="P22">False</text:p>
          </table:table-cell>
          <table:table-cell table:style-name="Taula2.C2" office:value-type="string">
            <text:p text:style-name="Table_20_Contents"/>
          </table:table-cell>
        </table:table-row>
        <table:table-row table:style-name="TableLine94046330830128">
          <table:table-cell table:style-name="Taula2.A2" office:value-type="string">
            <text:p text:style-name="Table_20_Contents">2.31&lt;2.32</text:p>
          </table:table-cell>
          <table:table-cell table:style-name="Taula2.A2" office:value-type="string">
            <text:p text:style-name="P22">True</text:p>
          </table:table-cell>
          <table:table-cell table:style-name="Taula2.C2" office:value-type="string">
            <text:p text:style-name="Table_20_Contents"/>
          </table:table-cell>
        </table:table-row>
        <table:table-row table:style-name="TableLine94046330831104">
          <table:table-cell table:style-name="Taula2.A2" office:value-type="string">
            <text:p text:style-name="Table_20_Contents"><text:bookmark-start text:name="DDE_LINK111"/>2.0==1.9999999999999999<text:bookmark-end text:name="DDE_LINK111"/></text:p>
          </table:table-cell>
          <table:table-cell table:style-name="Taula2.A2" office:value-type="string">
            <text:p text:style-name="P22">true</text:p>
          </table:table-cell>
          <table:table-cell table:style-name="Taula2.C2" office:value-type="string">
            <text:p text:style-name="Table_20_Contents"/>
          </table:table-cell>
        </table:table-row>
      </table:table>
      <text:list xml:id="list121020470311639" text:continue-numbering="true" text:style-name="Numbering_20_1">
        <text:list-item>
          <text:p text:style-name="P32">Avalua les següents expressions:</text:p>
        </text:list-item>
      </text:list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able:table-row table:style-name="TableLine94046330692288">
            <table:table-cell table:style-name="Taula4.A1" office:value-type="string">
              <text:p text:style-name="Table_20_Heading">Expressió a avaluar</text:p>
            </table:table-cell>
            <table:table-cell table:style-name="Taula4.A1" office:value-type="string">
              <text:p text:style-name="Table_20_Heading">Valor</text:p>
            </table:table-cell>
            <table:table-cell table:style-name="Taula4.C1" office:value-type="string">
              <text:p text:style-name="Table_20_Heading">Tipus</text:p>
            </table:table-cell>
          </table:table-row>
        </table:table-header-rows>
        <table:table-row table:style-name="TableLine94046330872144">
          <table:table-cell table:style-name="Taula4.A2" office:value-type="string">
            <text:p text:style-name="Table_20_Contents">!true</text:p>
          </table:table-cell>
          <table:table-cell table:style-name="Taula4.A2" office:value-type="string">
            <text:p text:style-name="Table_20_Contents"><text:s/><text:span text:style-name="T9">False</text:span>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3920">
          <table:table-cell table:style-name="Taula4.A2" office:value-type="string">
            <text:p text:style-name="Table_20_Contents">!false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ext:soft-page-break/>
        <table:table-row table:style-name="TableLine94046330874736">
          <table:table-cell table:style-name="Taula4.A2" office:value-type="string">
            <text:p text:style-name="Table_20_Contents">false<text:bookmark-start text:name="DDE_LINK1"/>&amp;&amp;<text:bookmark-end text:name="DDE_LINK1"/>false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5600">
          <table:table-cell table:style-name="Taula4.A2" office:value-type="string">
            <text:p text:style-name="Table_20_Contents">false<text:bookmark-start text:name="DDE_LINK12"/>&amp;&amp;<text:bookmark-end text:name="DDE_LINK12"/>true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6576">
          <table:table-cell table:style-name="Taula4.A2" office:value-type="string">
            <text:p text:style-name="Table_20_Contents">true<text:bookmark-start text:name="DDE_LINK13"/>&amp;&amp;<text:bookmark-end text:name="DDE_LINK13"/>false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7776">
          <table:table-cell table:style-name="Taula4.A2" office:value-type="string">
            <text:p text:style-name="Table_20_Contents">true&amp;&amp;true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8752">
          <table:table-cell table:style-name="Taula4.A2" office:value-type="string">
            <text:p text:style-name="Table_20_Contents">false<text:bookmark-start text:name="DDE_LINK14"/>|<text:bookmark-end text:name="DDE_LINK14"/>|false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9728">
          <table:table-cell table:style-name="Taula4.A2" office:value-type="string">
            <text:p text:style-name="Table_20_Contents">false<text:bookmark-start text:name="DDE_LINK141"/><text:bookmark-start text:name="DDE_LINK121"/>|<text:bookmark-end text:name="DDE_LINK141"/><text:bookmark-end text:name="DDE_LINK121"/>|true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0624">
          <table:table-cell table:style-name="Taula4.A2" office:value-type="string">
            <text:p text:style-name="Table_20_Contents">true<text:bookmark-start text:name="DDE_LINK142"/><text:bookmark-start text:name="DDE_LINK131"/>|<text:bookmark-end text:name="DDE_LINK142"/><text:bookmark-end text:name="DDE_LINK131"/>|false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1600">
          <table:table-cell table:style-name="Taula4.A2" office:value-type="string">
            <text:p text:style-name="Table_20_Contents">true<text:bookmark-start text:name="DDE_LINK143"/>|<text:bookmark-end text:name="DDE_LINK143"/>|true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77312">
          <table:table-cell table:style-name="Taula4.A2" office:value-type="string">
            <text:p text:style-name="Table_20_Contents"><text:bookmark-start text:name="DDE_LINK8"/><text:bookmark-start text:name="DDE_LINK7"/>true<text:bookmark-start text:name="DDE_LINK132"/>&amp;&amp;<text:bookmark-end text:name="DDE_LINK132"/>false||<text:bookmark-end text:name="DDE_LINK7"/>true<text:bookmark-end text:name="DDE_LINK8"/>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3280">
          <table:table-cell table:style-name="Taula4.A2" office:value-type="string">
            <text:p text:style-name="Table_20_Contents">!true&amp;&amp;true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4256">
          <table:table-cell table:style-name="Taula4.A2" office:value-type="string">
            <text:p text:style-name="Table_20_Contents">!(true&amp;&amp;false)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5232">
          <table:table-cell table:style-name="Taula4.A2" office:value-type="string">
            <text:p text:style-name="Table_20_Contents">!(true||false)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6208">
          <table:table-cell table:style-name="Taula4.A2" office:value-type="string">
            <text:p text:style-name="Table_20_Contents">(byte)true</text:p>
          </table:table-cell>
          <table:table-cell table:style-name="Taula4.A2" office:value-type="string">
            <text:p text:style-name="P23">Static error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7184">
          <table:table-cell table:style-name="Taula4.A2" office:value-type="string">
            <text:p text:style-name="Table_20_Contents">false&lt;true</text:p>
          </table:table-cell>
          <table:table-cell table:style-name="Taula4.A2" office:value-type="string">
            <text:p text:style-name="P23">Static error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8432">
          <table:table-cell table:style-name="Taula4.A2" office:value-type="string">
            <text:p text:style-name="Table_20_Contents"><text:bookmark-start text:name="DDE_LINK9"/>false+true<text:bookmark-end text:name="DDE_LINK9"/></text:p>
          </table:table-cell>
          <table:table-cell table:style-name="Taula4.A2" office:value-type="string">
            <text:p text:style-name="P23">Error, bad type in addition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89408">
          <table:table-cell table:style-name="Taula4.A2" office:value-type="string">
            <text:p text:style-name="Table_20_Contents"><text:bookmark-start text:name="DDE_LINK10"/>5&lt;3&amp;&amp;4&gt;=4<text:bookmark-end text:name="DDE_LINK10"/></text:p>
          </table:table-cell>
          <table:table-cell table:style-name="Taula4.A2" office:value-type="string">
            <text:p text:style-name="P23">Fals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90384">
          <table:table-cell table:style-name="Taula4.A2" office:value-type="string">
            <text:p text:style-name="Table_20_Contents">12%2==0&amp;&amp;12%4==0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91360">
          <table:table-cell table:style-name="Taula4.A2" office:value-type="string">
            <text:p text:style-name="Table_20_Contents">(10/2!=5||10%2==0)&amp;&amp;1==1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  <table:table-row table:style-name="TableLine94046330892336">
          <table:table-cell table:style-name="Taula4.A2" office:value-type="string">
            <text:p text:style-name="Table_20_Contents">!(3==2)||(3==2)</text:p>
          </table:table-cell>
          <table:table-cell table:style-name="Taula4.A2" office:value-type="string">
            <text:p text:style-name="P23">true</text:p>
          </table:table-cell>
          <table:table-cell table:style-name="Taula4.C2" office:value-type="string">
            <text:p text:style-name="Table_20_Contents"/>
          </table:table-cell>
        </table:table-row>
      </table:table>
      <text:list xml:id="list121021144979799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31">int x = 3;</text:p>
      <text:p text:style-name="P31">int y = 2;</text:p>
      <text:p text:style-name="P31">int z;</text:p>
      <text:p text:style-name="P31">boolean b = false;</text:p>
      <text:p text:style-name="P31">boolean c;</text:p>
      <text:p text:style-name="P31">z = ( x + 4 * y ) % 3; <text:s text:c="18"/><text:span text:style-name="T13">Z = 2</text:span></text:p>
      <text:p text:style-name="P31">c = ( x &gt; y &amp;&amp; !c)||(x==y); <text:s text:c="13"/><text:span text:style-name="T13">c = true</text:span></text:p>
      <text:list xml:id="list121019933975870" text:continue-numbering="true" text:style-name="Numbering_20_1">
        <text:list-item>
          <text:p text:style-name="Numbering_20_1">Determina el valor de z i c en finalitzar les següents instruccions:</text:p>
        </text:list-item>
      </text:list>
      <text:p text:style-name="P31">int x = 8;</text:p>
      <text:p text:style-name="P31">int y = 5;</text:p>
      <text:p text:style-name="P31">int z;</text:p>
      <text:p text:style-name="P31">boolean b = true;</text:p>
      <text:p text:style-name="P31">boolean c;</text:p>
      <text:p text:style-name="P31">z = (( y + x /2) % 2 ) * 5; <text:s text:c="5"/>- <text:s text:c="2"/><text:span text:style-name="T12">z = 0</text:span></text:p>
      <text:p text:style-name="P31">c = b &amp;&amp; ( x &gt; 0 || !( y&lt;5 )); <text:s text:c="2"/>- <text:s text:c="2"/><text:span text:style-name="T12">c = True</text:span></text:p>
      <text:list xml:id="list121019877533512" text:continue-numbering="true" text:style-name="Numbering_20_1">
        <text:list-item>
          <text:p text:style-name="Numbering_20_1">Determineu el valor de les expressions booleanes següents suposant que els valors de les variables a, b i c són, respectivament, fals, fals i cert: </text:p>
          <text:list>
            <text:list-item>
              <text:p text:style-name="Numbering_20_1">a || b || c <text:s text:c="4"/>- <text:s text:c="3"/><text:span text:style-name="T19">true</text:span></text:p>
            </text:list-item>
            <text:list-item>
              <text:p text:style-name="Numbering_20_1">a || b || !a <text:s text:c="3"/>- <text:s text:c="3"/><text:span text:style-name="T19">true </text:span></text:p>
            </text:list-item>
            <text:list-item>
              <text:p text:style-name="Numbering_20_1"><text:soft-page-break/>c &amp;&amp; !a || b <text:s text:c="6"/>- <text:s text:c="3"/><text:span text:style-name="T19">false<text:tab/></text:span> </text:p>
            </text:list-item>
            <text:list-item>
              <text:p text:style-name="Numbering_20_1">!(a || b) &amp;&amp; c <text:s text:c="4"/>- <text:s text:c="4"/><text:span text:style-name="T19">true</text:span><text:tab/></text:p>
            </text:list-item>
            <text:list-item>
              <text:p text:style-name="Numbering_20_1">!a &amp;&amp; !b &amp;&amp; c <text:s text:c="4"/>- <text:s text:c="2"/><text:span text:style-name="T19">true</text:span></text:p>
            </text:list-item>
          </text:list>
        </text:list-item>
        <text:list-item>
          <text:p text:style-name="Numbering_20_1">Escriu l'expressió que ens serviria per determinar que x està entre 0 i 10.</text:p>
          <text:p text:style-name="P33">x =&gt; 0 &amp;&amp; x =&lt;10</text:p>
        </text:list-item>
        <text:list-item>
          <text:p text:style-name="Numbering_20_1">Determineu el valor de les següents expressions, o digueu si provocarien alguna mena d’error, suposant que x = 0, y = 1, a = fals i b = cert: </text:p>
          <text:list>
            <text:list-item>
              <text:p text:style-name="Numbering_20_1">x &gt; y <text:s text:c="7"/>- <text:s/><text:span text:style-name="T16">false</text:span></text:p>
            </text:list-item>
            <text:list-item>
              <text:p text:style-name="Numbering_20_1">a &gt; b <text:s text:c="7"/>- <text:span text:style-name="T16">error</text:span></text:p>
            </text:list-item>
            <text:list-item>
              <text:p text:style-name="Numbering_20_1">(x &lt; y) == (a || b) <text:s text:c="6"/>-<text:span text:style-name="T10"> </text:span><text:span text:style-name="T17">true</text:span><text:span text:style-name="T10"> </text:span></text:p>
            </text:list-item>
            <text:list-item>
              <text:p text:style-name="Numbering_20_1">x &lt; y &lt;= y <text:s text:c="4"/>- <text:span text:style-name="T17">true</text:span></text:p>
            </text:list-item>
            <text:list-item>
              <text:p text:style-name="Numbering_20_1">x == y == a == b <text:s text:c="5"/>- <text:s text:c="2"/><text:span text:style-name="T17">true</text:span></text:p>
            </text:list-item>
            <text:list-item>
              <text:p text:style-name="Numbering_20_1">x == y == (a == b) <text:s text:c="4"/>- <text:s text:c="2"/><text:span text:style-name="T23">true</text:span></text:p>
            </text:list-item>
            <text:list-item>
              <text:p text:style-name="Numbering_20_1">x == (y == a) == b <text:s text:c="4"/>- <text:s/><text:span text:style-name="T17">error, cannot compare int to boolean</text:span></text:p>
            </text:list-item>
          </text:list>
        </text:list-item>
        <text:list-item>
          <text:p text:style-name="Numbering_20_1">Escriviu expressions booleanes per a les següents especificacions: </text:p>
          <text:list>
            <text:list-item>
              <text:p text:style-name="P36">Donades dues parelles d’enters (a, b) i (c, d) que representen el vèrtex inferior esquerre i el vèrtex superior dret d’un rectangle amb costats paral·lels als eixos de coordenades, determinar si un tercer punt (x, y) està dins del rectangle. </text:p>
              <text:p text:style-name="P34"><text:s text:c="13"/><text:span text:style-name="T24">X &gt;= a &amp;&amp; x &lt;= </text:span><text:span text:style-name="T30">c</text:span></text:p>
            </text:list-item>
            <text:list-item>
              <text:p text:style-name="Numbering_20_1">Determinar si un número positiu n representa un any de traspàs. Els anys de traspàs són aquells que són múltiples de 400 i aquells que són múltiples de 4 però no de 100. Per exemple, 1964, 2004 i 2400 són de traspàs, però 1977, 2100 i 1800 no.</text:p>
              <text:p text:style-name="P35">X % 400 == 0 </text:p>
              <text:p text:style-name="P35">n % 400 == 0 || n %! = 0 n % 4 == 0 </text:p>
            </text:list-item>
            <text:list-item>
              <text:p text:style-name="P37">Determinar si dos intervals tancats [a, b] i [c, d] s’intersequen. I si els intervals són oberts? </text:p>
              <text:p text:style-name="P38">Tancatas  a &lt;= b &amp;&amp; b &gt;= c &amp;&amp; c &lt;= d </text:p>
              <text:p text:style-name="P38"><text:soft-page-break/></text:p>
              <text:p text:style-name="P38">Obert  a &lt; b &amp;&amp; b &gt; c &amp;&amp; c &lt; d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9">(n &gt; 4) || (n &lt; 5)</text:p>
          <text:list>
            <text:list-item>
              <text:p text:style-name="Numbering_20_1">El seu valor és fals, independentment del valor de n. </text:p>
            </text:list-item>
            <text:list-item>
              <text:p text:style-name="Numbering_20_1">El seu valor és cert, independentment del valor de n. <text:s text:c="5"/><text:span text:style-name="T11">X</text:span>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text:s text:c="6"/></text:p>
            </text:list-item>
          </text:list>
        </text:list-item>
        <text:list-item>
          <text:p text:style-name="Numbering_20_1">Suposant que n és una variable de tipus enter, què podem dir de la següent expressió? </text:p>
          <text:p text:style-name="P39">(n &gt; 4) &amp;&amp; (n &lt; 5) </text:p>
          <text:list>
            <text:list-item>
              <text:p text:style-name="Numbering_20_1">El seu valor és fals, independentment del valor de n. <text:s text:c="9"/><text:span text:style-name="T11">X</text:span></text:p>
            </text:list-item>
            <text:list-item>
              <text:p text:style-name="Numbering_20_1">El seu valor é́s cert, independentment del valor de n. <text:s text:c="4"/></text:p>
            </text:list-item>
            <text:list-item>
              <text:p text:style-name="Numbering_20_1">El seu valor dependrà del valor de n. </text:p>
            </text:list-item>
            <text:list-item>
              <text:p text:style-name="Numbering_20_1">És incorrecta. </text:p>
            </text:list-item>
          </text:list>
        </text:list-item>
        <text:list-item>
          <text:p text:style-name="Numbering_20_1">Escriu el resultat de la següent expressió:</text:p>
          <text:p text:style-name="P39">4 &gt; 5 || !(45 == 7) &amp;&amp; 7 + 3 &lt; 5 – 2 <text:s text:c="3"/><text:span text:style-name="T20">=</text:span><text:span text:style-name="T15"> <text:s/>false <text:s/></text:span></text:p>
        </text:list-item>
        <text:list-item>
          <text:p text:style-name="Numbering_20_1">Escriu l'expressions en Java corresponent a la següent expressióo algebraica:</text:p>
          <text:p text:style-name="P40"><draw:frame draw:style-name="fr1" draw:name="Objecte5" text:anchor-type="as-char" svg:width="1.0398in" svg:height="0.191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4">2 =&lt; ( a + b ) =&lt; 35</text:span></text:p>
        </text:list-item>
        <text:list-item>
          <text:p text:style-name="Numbering_20_1">Escriure l'expressió en Java corresponent al següent enunciat: “Avaluar si el contingut de la variable preu està entre 15€ i 100€”</text:p>
          <text:p text:style-name="P35"><text:span text:style-name="T25"><text:s text:c="5"/>( </text:span>x <text:span text:style-name="T25">&gt;= 15 x&lt;= 100 )</text:span></text:p>
        </text:list-item>
        <text:list-item>
          <text:p text:style-name="P32">Avalua les següents expressions, a partir dels valors de les variables indicades:</text:p>
        </text:list-item>
      </text:list>
      <table:table table:name="Taula7" table:style-name="Taula7">
        <table:table-column table:style-name="Taula7.A"/>
        <table:table-column table:style-name="Taula7.B"/>
        <table:table-column table:style-name="Taula7.C"/>
        <table:table-header-rows>
          <table:table-row table:style-name="TableLine94046330710704">
            <table:table-cell table:style-name="Taula7.A1" office:value-type="string">
              <text:list xml:id="list121020105259195" text:continue-numbering="true" text:style-name="Numbering_20_1">
                <text:list-header>
                  <text:p text:style-name="P42">Expressió a avaluar</text:p>
                </text:list-header>
              </text:list>
            </table:table-cell>
            <table:table-cell table:style-name="Taula7.A1" office:value-type="string">
              <text:list xml:id="list121020942231981" text:continue-numbering="true" text:style-name="Numbering_20_1">
                <text:list-header>
                  <text:p text:style-name="P42">Valor</text:p>
                </text:list-header>
              </text:list>
            </table:table-cell>
            <table:table-cell table:style-name="Taula7.C1" office:value-type="string">
              <text:list xml:id="list121019261453488" text:continue-numbering="true" text:style-name="Numbering_20_1">
                <text:list-header>
                  <text:p text:style-name="P42">Tipus</text:p>
                </text:list-header>
              </text:list>
            </table:table-cell>
          </table:table-row>
        </table:table-header-rows>
        <table:table-row table:style-name="TableLine94046331198576"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17">- 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00448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0</text:p>
          </table:table-cell>
          <table:table-cell table:style-name="Taula7.C2" office:value-type="string">
            <text:p text:style-name="P24">int</text:p>
          </table:table-cell>
        </table:table-row>
        <text:soft-page-break/>
        <table:table-row table:style-name="TableLine94046331201264">
          <table:table-cell table:style-name="Taula7.A4" office:value-type="string">
            <text:p text:style-name="Table_20_Contents">int a=0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03680">
          <table:table-cell table:style-name="Taula7.A4" office:value-type="string">
            <text:p text:style-name="Table_20_Contents">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04736"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24">1</text:p>
          </table:table-cell>
          <table:table-cell table:style-name="Taula7.C4" office:value-type="string">
            <text:p text:style-name="P24">int</text:p>
          </table:table-cell>
        </table:table-row>
        <table:table-row table:style-name="TableLine94046331205936"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06912">
          <table:table-cell table:style-name="Taula7.A2" office:value-type="string">
            <text:p text:style-name="Table_20_Contents">a=a+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07888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2</text:p>
          </table:table-cell>
          <table:table-cell table:style-name="Taula7.C2" office:value-type="string">
            <text:p text:style-name="P24">int</text:p>
          </table:table-cell>
        </table:table-row>
        <table:table-row table:style-name="TableLine94046331208784">
          <table:table-cell table:style-name="Taula7.A4" office:value-type="string">
            <text:p text:style-name="Table_20_Contents">int a=(short)0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09760"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24">0</text:p>
          </table:table-cell>
          <table:table-cell table:style-name="Taula7.C4" office:value-type="string">
            <text:p text:style-name="P24">short</text:p>
          </table:table-cell>
        </table:table-row>
        <table:table-row table:style-name="TableLine94046331205472">
          <table:table-cell table:style-name="Taula7.A2" office:value-type="string">
            <text:p text:style-name="Table_20_Contents">int a=0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11440">
          <table:table-cell table:style-name="Taula7.A2" office:value-type="string">
            <text:p text:style-name="Table_20_Contents">int b=0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12416">
          <table:table-cell table:style-name="Taula7.A2" office:value-type="string">
            <text:p text:style-name="Table_20_Contents">a=b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13392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0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14368"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P24">0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15344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16592">
          <table:table-cell table:style-name="Taula7.A4" office:value-type="string">
            <text:p text:style-name="Table_20_Contents">a ++;</text:p>
          </table:table-cell>
          <table:table-cell table:style-name="Taula7.A4" office:value-type="string">
            <text:p text:style-name="Table_20_Contents"/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17568"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24">2</text:p>
          </table:table-cell>
          <table:table-cell table:style-name="Taula7.C4" office:value-type="string">
            <text:p text:style-name="P24">int</text:p>
          </table:table-cell>
        </table:table-row>
        <table:table-row table:style-name="TableLine94046331218544"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19520">
          <table:table-cell table:style-name="Taula7.A2" office:value-type="string">
            <text:p text:style-name="Table_20_Contents">++a;</text:p>
          </table:table-cell>
          <table:table-cell table:style-name="Taula7.A2" office:value-type="string">
            <text:p text:style-name="P24"/>
          </table:table-cell>
          <table:table-cell table:style-name="Taula7.C2" office:value-type="string">
            <text:p text:style-name="P24">int</text:p>
          </table:table-cell>
        </table:table-row>
        <table:table-row table:style-name="TableLine94046331220496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2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21472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22448"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23424">
          <table:table-cell table:style-name="Taula7.A4" office:value-type="string">
            <text:p text:style-name="Table_20_Contents">b=a++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24400"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25">1</text:p>
          </table:table-cell>
          <table:table-cell table:style-name="Taula7.C4" office:value-type="string">
            <text:p text:style-name="P17"/>
          </table:table-cell>
        </table:table-row>
        <table:table-row table:style-name="TableLine94046331225376"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P24">2</text:p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26352"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27328"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28304">
          <table:table-cell table:style-name="Taula7.A2" office:value-type="string">
            <text:p text:style-name="Table_20_Contents">b=++a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29280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1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30256">
          <table:table-cell table:style-name="Taula7.A2" office:value-type="string">
            <text:p text:style-name="Table_20_Contents">Valor de b?</text:p>
          </table:table-cell>
          <table:table-cell table:style-name="Taula7.A2" office:value-type="string">
            <text:p text:style-name="P24">2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31232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16240"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32912">
          <table:table-cell table:style-name="Taula7.A4" office:value-type="string">
            <text:p text:style-name="Table_20_Contents">b=a--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33888">
          <table:table-cell table:style-name="Taula7.A4" office:value-type="string">
            <text:p text:style-name="Table_20_Contents">Valor de a?</text:p>
          </table:table-cell>
          <table:table-cell table:style-name="Taula7.A4" office:value-type="string">
            <text:p text:style-name="P24">1</text:p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34864">
          <table:table-cell table:style-name="Taula7.A4" office:value-type="string">
            <text:p text:style-name="Table_20_Contents">Valor de b?</text:p>
          </table:table-cell>
          <table:table-cell table:style-name="Taula7.A4" office:value-type="string">
            <text:p text:style-name="P24">2</text:p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35840"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36816">
          <table:table-cell table:style-name="Taula7.A2" office:value-type="string">
            <text:p text:style-name="Table_20_Contents">a +=2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ext:soft-page-break/>
        <table:table-row table:style-name="TableLine94046331237792">
          <table:table-cell table:style-name="Taula7.A2" office:value-type="string">
            <text:p text:style-name="Table_20_Contents">Valor de a?</text:p>
          </table:table-cell>
          <table:table-cell table:style-name="Taula7.A2" office:value-type="string">
            <text:p text:style-name="P24">3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38768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39744">
          <table:table-cell table:style-name="Taula7.A4" office:value-type="string">
            <text:p text:style-name="Table_20_Contents">a *=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40720"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24">2</text:p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43760">
          <table:table-cell table:style-name="Taula7.A2" office:value-type="string">
            <text:p text:style-name="Table_20_Contents">int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4736">
          <table:table-cell table:style-name="Taula7.A2" office:value-type="string">
            <text:p text:style-name="Table_20_Contents">int b=2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5712">
          <table:table-cell table:style-name="Taula7.A2" office:value-type="string">
            <text:p text:style-name="Table_20_Contents">int c=0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6688">
          <table:table-cell table:style-name="Taula7.A2" office:value-type="string">
            <text:p text:style-name="Table_20_Contents">int d=0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7664">
          <table:table-cell table:style-name="Taula7.A2" office:value-type="string">
            <text:p text:style-name="Table_20_Contents">c=a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8640">
          <table:table-cell table:style-name="Taula7.A2" office:value-type="string">
            <text:p text:style-name="Table_20_Contents">d=b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49616">
          <table:table-cell table:style-name="Taula7.A2" office:value-type="string">
            <text:p text:style-name="Table_20_Contents">a=d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50592">
          <table:table-cell table:style-name="Taula7.A2" office:value-type="string">
            <text:p text:style-name="Table_20_Contents">b=c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51568"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52544"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Table_20_Contents"/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53520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54496">
          <table:table-cell table:style-name="Taula7.A4" office:value-type="string">
            <text:p text:style-name="Table_20_Contents">double b=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55472">
          <table:table-cell table:style-name="Taula7.A4" office:value-type="string">
            <text:p text:style-name="Table_20_Contents">double c=a+b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56448"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P26">3.0</text:p>
          </table:table-cell>
          <table:table-cell table:style-name="Taula7.C4" office:value-type="string">
            <text:p text:style-name="P26">double</text:p>
          </table:table-cell>
        </table:table-row>
        <table:table-row table:style-name="TableLine94046331257424">
          <table:table-cell table:style-name="Taula7.A2" office:value-type="string">
            <text:p text:style-name="Table_20_Contents">boolean a=true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58400">
          <table:table-cell table:style-name="Taula7.A2" office:value-type="string">
            <text:p text:style-name="Table_20_Contents">boolean b=true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59376">
          <table:table-cell table:style-name="Taula7.A2" office:value-type="string">
            <text:p text:style-name="Table_20_Contents">boolean c=!(a&amp;&amp;b)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60352"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P26">falso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61328">
          <table:table-cell table:style-name="Taula7.A4" office:value-type="string">
            <text:p text:style-name="Table_20_Contents">int a=1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62304">
          <table:table-cell table:style-name="Taula7.A4" office:value-type="string">
            <text:p text:style-name="Table_20_Contents">int b=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63280">
          <table:table-cell table:style-name="Taula7.A4" office:value-type="string">
            <text:p text:style-name="Table_20_Contents">boolean c=a&lt;b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64256">
          <table:table-cell table:style-name="Taula7.A4" office:value-type="string">
            <text:p text:style-name="Table_20_Contents">c</text:p>
          </table:table-cell>
          <table:table-cell table:style-name="Taula7.A4" office:value-type="string">
            <text:p text:style-name="P26">true</text:p>
          </table:table-cell>
          <table:table-cell table:style-name="Taula7.C4" office:value-type="string">
            <text:p text:style-name="Table_20_Contents"/>
          </table:table-cell>
        </table:table-row>
        <table:table-row table:style-name="TableLine94046331265232">
          <table:table-cell table:style-name="Taula7.A2" office:value-type="string">
            <text:p text:style-name="Table_20_Contents">double a=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66208">
          <table:table-cell table:style-name="Taula7.A2" office:value-type="string">
            <text:p text:style-name="Table_20_Contents">float <text:s/>b=2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67184">
          <table:table-cell table:style-name="Taula7.A2" office:value-type="string">
            <text:p text:style-name="Table_20_Contents">a+b</text:p>
          </table:table-cell>
          <table:table-cell table:style-name="Taula7.A2" office:value-type="string">
            <text:p text:style-name="P26">3.0</text:p>
          </table:table-cell>
          <table:table-cell table:style-name="Taula7.C2" office:value-type="string">
            <text:p text:style-name="P27">float</text:p>
          </table:table-cell>
        </table:table-row>
        <table:table-row table:style-name="TableLine94046331268160">
          <table:table-cell table:style-name="Taula7.A4" office:value-type="string">
            <text:p text:style-name="Table_20_Contents">double a=1+2-3f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69136">
          <table:table-cell table:style-name="Taula7.A4" office:value-type="string">
            <text:p text:style-name="Table_20_Contents">a</text:p>
          </table:table-cell>
          <table:table-cell table:style-name="Taula7.A4" office:value-type="string">
            <text:p text:style-name="P26">0.0</text:p>
          </table:table-cell>
          <table:table-cell table:style-name="Taula7.C4" office:value-type="string">
            <text:p text:style-name="P26">float</text:p>
          </table:table-cell>
        </table:table-row>
        <table:table-row table:style-name="TableLine94046331270112">
          <table:table-cell table:style-name="Taula7.A2" office:value-type="string">
            <text:p text:style-name="Table_20_Contents">int a=3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71088">
          <table:table-cell table:style-name="Taula7.A2" office:value-type="string">
            <text:p text:style-name="Table_20_Contents">int b=4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72064">
          <table:table-cell table:style-name="Taula7.A2" office:value-type="string">
            <text:p text:style-name="Table_20_Contents">int c=a+2*b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73040">
          <table:table-cell table:style-name="Taula7.A2" office:value-type="string">
            <text:p text:style-name="Table_20_Contents">c=c+1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74016">
          <table:table-cell table:style-name="Taula7.A2" office:value-type="string">
            <text:p text:style-name="Table_20_Contents">c=c-a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ext:soft-page-break/>
        <table:table-row table:style-name="TableLine94046331274992">
          <table:table-cell table:style-name="Taula7.A2" office:value-type="string">
            <text:p text:style-name="Table_20_Contents">a=b*c;</text:p>
          </table:table-cell>
          <table:table-cell table:style-name="Taula7.A2" office:value-type="string">
            <text:p text:style-name="P17">-</text:p>
          </table:table-cell>
          <table:table-cell table:style-name="Taula7.C2" office:value-type="string">
            <text:p text:style-name="P17">-</text:p>
          </table:table-cell>
        </table:table-row>
        <table:table-row table:style-name="TableLine94046331275968">
          <table:table-cell table:style-name="Taula7.A2" office:value-type="string">
            <text:p text:style-name="Table_20_Contents">a</text:p>
          </table:table-cell>
          <table:table-cell table:style-name="Taula7.A2" office:value-type="string">
            <text:p text:style-name="P26">36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76944">
          <table:table-cell table:style-name="Taula7.A2" office:value-type="string">
            <text:p text:style-name="Table_20_Contents">b</text:p>
          </table:table-cell>
          <table:table-cell table:style-name="Taula7.A2" office:value-type="string">
            <text:p text:style-name="P26">4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77920">
          <table:table-cell table:style-name="Taula7.A2" office:value-type="string">
            <text:p text:style-name="Table_20_Contents">c</text:p>
          </table:table-cell>
          <table:table-cell table:style-name="Taula7.A2" office:value-type="string">
            <text:p text:style-name="P26">9</text:p>
          </table:table-cell>
          <table:table-cell table:style-name="Taula7.C2" office:value-type="string">
            <text:p text:style-name="Table_20_Contents"/>
          </table:table-cell>
        </table:table-row>
        <table:table-row table:style-name="TableLine94046331278896">
          <table:table-cell table:style-name="Taula7.A4" office:value-type="string">
            <text:p text:style-name="Table_20_Contents">boolean a=true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79872">
          <table:table-cell table:style-name="Taula7.A4" office:value-type="string">
            <text:p text:style-name="Table_20_Contents">boolean b=a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80848">
          <table:table-cell table:style-name="Taula7.A4" office:value-type="string">
            <text:p text:style-name="Table_20_Contents">int c=1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81824">
          <table:table-cell table:style-name="Taula7.A4" office:value-type="string">
            <text:p text:style-name="Table_20_Contents">int d=c%5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82800">
          <table:table-cell table:style-name="Taula7.A4" office:value-type="string">
            <text:p text:style-name="Table_20_Contents">b=a&amp;&amp;b||d&gt;c/2;</text:p>
          </table:table-cell>
          <table:table-cell table:style-name="Taula7.A4" office:value-type="string">
            <text:p text:style-name="P17">-</text:p>
          </table:table-cell>
          <table:table-cell table:style-name="Taula7.C4" office:value-type="string">
            <text:p text:style-name="P17">-</text:p>
          </table:table-cell>
        </table:table-row>
        <table:table-row table:style-name="TableLine94046331283776">
          <table:table-cell table:style-name="Taula7.A4" office:value-type="string">
            <text:p text:style-name="Table_20_Contents">b</text:p>
          </table:table-cell>
          <table:table-cell table:style-name="Taula7.A4" office:value-type="string">
            <text:p text:style-name="P26">true</text:p>
          </table:table-cell>
          <table:table-cell table:style-name="Taula7.C4" office:value-type="string">
            <text:p text:style-name="Table_20_Contents"/>
          </table:table-cell>
        </table:table-row>
      </table:table>
      <text:list xml:id="list121020077254939" text:continue-numbering="true" text:style-name="Numbering_20_1">
        <text:list-header>
          <text:p text:style-name="P41"/>
        </text:list-header>
        <text:list-item>
          <text:p text:style-name="P32">De les següents constants de tipus caràcter, digueu si són correctes o no. Si no són correctes, digueu per què no ho són:</text:p>
          <text:list>
            <text:list-item>
              <text:p text:style-name="P32">'f' <text:s text:c="4"/>- <text:s text:c="2"/><text:span text:style-name="T18">correcto</text:span></text:p>
            </text:list-item>
            <text:list-item>
              <text:p text:style-name="P32">'1' <text:s text:c="3"/>- <text:s/><text:span text:style-name="T18">correcto</text:span></text:p>
            </text:list-item>
            <text:list-item>
              <text:p text:style-name="P32">'ab' <text:s text:c="3"/>- <text:span text:style-name="T18">falso, es un string con las comillas erróneas</text:span></text:p>
            </text:list-item>
            <text:list-item>
              <text:p text:style-name="P32">“fhj” <text:s text:c="2"/>- <text:span text:style-name="T18">esto es un string</text:span></text:p>
            </text:list-item>
            <text:list-item>
              <text:p text:style-name="P32">“5” <text:s/>- <text:span text:style-name="T18">string</text:span></text:p>
            </text:list-item>
            <text:list-item>
              <text:p text:style-name="P32">'H' <text:s text:c="2"/>- <text:span text:style-name="T18">correcto<text:tab/></text:span></text:p>
            </text:list-item>
            <text:list-item>
              <text:p text:style-name="P32">'*' <text:s/>- <text:s/><text:span text:style-name="T18">correcto</text:span></text:p>
            </text:list-item>
            <text:list-item>
              <text:p text:style-name="P32">'10' – <text:span text:style-name="T18">error, es otro string erroneo</text:span></text:p>
            </text:list-item>
            <text:list-item>
              <text:p text:style-name="P32">3 – <text:span text:style-name="T18">es un entero</text:span></text:p>
            </text:list-item>
          </text:list>
        </text:list-item>
        <text:list-item>
          <text:p text:style-name="Numbering_20_1">Avalua les següents expressions:</text:p>
        </text:list-item>
      </text:list>
      <table:table table:name="Taula5" table:style-name="Taula5">
        <table:table-column table:style-name="Taula5.A"/>
        <table:table-column table:style-name="Taula5.B"/>
        <table:table-column table:style-name="Taula5.C"/>
        <table:table-header-rows>
          <table:table-row table:style-name="TableLine94046331286416">
            <table:table-cell table:style-name="Taula5.A1" office:value-type="string">
              <text:p text:style-name="Table_20_Heading">Expressió a avaluar</text:p>
            </table:table-cell>
            <table:table-cell table:style-name="Taula5.A1" office:value-type="string">
              <text:p text:style-name="Table_20_Heading">Valor</text:p>
            </table:table-cell>
            <table:table-cell table:style-name="Taula5.C1" office:value-type="string">
              <text:p text:style-name="Table_20_Heading">Tipus</text:p>
            </table:table-cell>
          </table:table-row>
        </table:table-header-rows>
        <table:table-row table:style-name="TableLine94046331335760">
          <table:table-cell table:style-name="Taula5.A2" office:value-type="string">
            <text:p text:style-name="Table_20_Contents">'a'</text:p>
          </table:table-cell>
          <table:table-cell table:style-name="Taula5.A2" office:value-type="string">
            <text:p text:style-name="Table_20_Contents"><text:s/><text:span text:style-name="T26">97</text:span>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36848">
          <table:table-cell table:style-name="Taula5.A2" office:value-type="string">
            <text:p text:style-name="Table_20_Contents">(int)'a'</text:p>
          </table:table-cell>
          <table:table-cell table:style-name="Taula5.A2" office:value-type="string">
            <text:p text:style-name="P29">97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37120">
          <table:table-cell table:style-name="Taula5.A2" office:value-type="string">
            <text:p text:style-name="Table_20_Contents">'a'+25</text:p>
          </table:table-cell>
          <table:table-cell table:style-name="Taula5.A2" office:value-type="string">
            <text:p text:style-name="P29">122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37392">
          <table:table-cell table:style-name="Taula5.A2" office:value-type="string">
            <text:p text:style-name="Table_20_Contents">(char)68</text:p>
          </table:table-cell>
          <table:table-cell table:style-name="Taula5.A2" office:value-type="string">
            <text:p text:style-name="P29">D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ula5.6">
          <table:table-cell table:style-name="Taula5.A2" office:value-type="string">
            <text:p text:style-name="Table_20_Contents"><text:bookmark-start text:name="DDE_LINK25"/>(char)68.45<text:bookmark-end text:name="DDE_LINK25"/></text:p>
          </table:table-cell>
          <table:table-cell table:style-name="Taula5.A2" office:value-type="string">
            <text:p text:style-name="P29">D <text:s text:c="8"/>????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38544">
          <table:table-cell table:style-name="Taula5.A2" office:value-type="string">
            <text:p text:style-name="Table_20_Contents"><text:bookmark-start text:name="DDE_LINK15"/>(char)('a'+25)<text:bookmark-end text:name="DDE_LINK15"/></text:p>
          </table:table-cell>
          <table:table-cell table:style-name="Taula5.A2" office:value-type="string">
            <text:p text:style-name="P29">z</text:p>
          </table:table-cell>
          <table:table-cell table:style-name="Taula5.C2" office:value-type="string">
            <text:p text:style-name="Table_20_Contents"/>
          </table:table-cell>
        </table:table-row>
        <text:soft-page-break/>
        <table:table-row table:style-name="TableLine94046331339344">
          <table:table-cell table:style-name="Taula5.A2" office:value-type="string">
            <text:p text:style-name="Table_20_Contents">(char)('a'-32)</text:p>
          </table:table-cell>
          <table:table-cell table:style-name="Taula5.A2" office:value-type="string">
            <text:p text:style-name="P30">A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0224">
          <table:table-cell table:style-name="Taula5.A2" office:value-type="string">
            <text:p text:style-name="Table_20_Contents"><text:bookmark-start text:name="DDE_LINK16"/>'a'+'z'-'a'<text:bookmark-end text:name="DDE_LINK16"/></text:p>
          </table:table-cell>
          <table:table-cell table:style-name="Taula5.A2" office:value-type="string">
            <text:p text:style-name="P30">122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1024">
          <table:table-cell table:style-name="Taula5.A2" office:value-type="string">
            <text:p text:style-name="Table_20_Contents"><text:bookmark-start text:name="DDE_LINK18"/>(char)('a'+'z'-'a')<text:bookmark-end text:name="DDE_LINK18"/></text:p>
          </table:table-cell>
          <table:table-cell table:style-name="Taula5.A2" office:value-type="string">
            <text:p text:style-name="P30">z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1904">
          <table:table-cell table:style-name="Taula5.A2" office:value-type="string">
            <text:p text:style-name="Table_20_Contents"><text:bookmark-start text:name="DDE_LINK19"/>'a'%3<text:bookmark-end text:name="DDE_LINK19"/></text:p>
          </table:table-cell>
          <table:table-cell table:style-name="Taula5.A2" office:value-type="string">
            <text:p text:style-name="P30">1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38272">
          <table:table-cell table:style-name="Taula5.A2" office:value-type="string">
            <text:p text:style-name="Table_20_Contents"><text:bookmark-start text:name="DDE_LINK20"/>'a'*'a'<text:bookmark-end text:name="DDE_LINK20"/></text:p>
          </table:table-cell>
          <table:table-cell table:style-name="Taula5.A2" office:value-type="string">
            <text:p text:style-name="P28">9409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3392">
          <table:table-cell table:style-name="Taula5.A2" office:value-type="string">
            <text:p text:style-name="Table_20_Contents"><text:bookmark-start text:name="DDE_LINK21"/>'\u0061'<text:bookmark-end text:name="DDE_LINK21"/></text:p>
          </table:table-cell>
          <table:table-cell table:style-name="Taula5.A2" office:value-type="string">
            <text:p text:style-name="Table_20_Contents">‘<text:span text:style-name="T26">a’ <text:s text:c="7"/>???</text:span>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4320">
          <table:table-cell table:style-name="Taula5.A2" office:value-type="string">
            <text:p text:style-name="Table_20_Contents">'\u0031'</text:p>
          </table:table-cell>
          <table:table-cell table:style-name="Taula5.A2" office:value-type="string">
            <text:p text:style-name="Table_20_Contents">‘<text:span text:style-name="T26">1’</text:span>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5296">
          <table:table-cell table:style-name="Taula5.A2" office:value-type="string">
            <text:p text:style-name="Table_20_Contents">'\u0061'+'\u0061'</text:p>
          </table:table-cell>
          <table:table-cell table:style-name="Taula5.A2" office:value-type="string">
            <text:p text:style-name="P30">146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6272">
          <table:table-cell table:style-name="Taula5.A2" office:value-type="string">
            <text:p text:style-name="Table_20_Contents">(int)<text:bookmark-start text:name="DDE_LINK24"/>Character.MAX_VALUE<text:bookmark-end text:name="DDE_LINK24"/></text:p>
          </table:table-cell>
          <table:table-cell table:style-name="Taula5.A2" office:value-type="string">
            <text:p text:style-name="P30">65535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7248">
          <table:table-cell table:style-name="Taula5.A2" office:value-type="string">
            <text:p text:style-name="Table_20_Contents"><text:s/>(int)'\uFFFF'</text:p>
          </table:table-cell>
          <table:table-cell table:style-name="Taula5.A2" office:value-type="string">
            <text:p text:style-name="P30">65535</text:p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8496">
          <table:table-cell table:style-name="Taula5.A2" office:value-type="string">
            <text:p text:style-name="Table_20_Contents">(float)'\u0031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49472">
          <table:table-cell table:style-name="Taula5.A2" office:value-type="string">
            <text:p text:style-name="Table_20_Contents">(char)('\uFFFF'+1)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50448">
          <table:table-cell table:style-name="Taula5.A2" office:value-type="string">
            <text:p text:style-name="Table_20_Contents"><text:s/>'\ufffg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51424">
          <table:table-cell table:style-name="Taula5.A2" office:value-type="string">
            <text:p text:style-name="Table_20_Contents"><text:bookmark-start text:name="DDE_LINK22"/>'a'&lt;='a'<text:bookmark-end text:name="DDE_LINK22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52400">
          <table:table-cell table:style-name="Taula5.A2" office:value-type="string">
            <text:p text:style-name="Table_20_Contents">'a'&lt;'b'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53376">
          <table:table-cell table:style-name="Taula5.A2" office:value-type="string">
            <text:p text:style-name="Table_20_Contents"><text:bookmark-start text:name="DDE_LINK23"/>'b'!='a'+1<text:bookmark-end text:name="DDE_LINK23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  <table:table-row table:style-name="TableLine94046331354352">
          <table:table-cell table:style-name="Taula5.A2" office:value-type="string">
            <text:p text:style-name="Table_20_Contents"><text:bookmark-start text:name="DDE_LINK26"/>0xAB&lt;'k'<text:bookmark-end text:name="DDE_LINK26"/></text:p>
          </table:table-cell>
          <table:table-cell table:style-name="Taula5.A2" office:value-type="string">
            <text:p text:style-name="Table_20_Contents"/>
          </table:table-cell>
          <table:table-cell table:style-name="Taula5.C2" office:value-type="string">
            <text:p text:style-name="Table_20_Contents"/>
          </table:table-cell>
        </table:table-row>
      </table:table>
      <text:list xml:id="list121019353292695" text:continue-numbering="true" text:style-name="Numbering_20_1">
        <text:list-item>
          <text:p text:style-name="Numbering_20_1">Avalua les següents expressions:</text:p>
        </text:list-item>
      </text:list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bleLine94046331318000">
          <table:table-cell table:style-name="Taula6.A1" office:value-type="string">
            <text:p text:style-name="Table_20_Heading">Expressió a avaluar</text:p>
          </table:table-cell>
          <table:table-cell table:style-name="Taula6.A1" office:value-type="string">
            <text:p text:style-name="Table_20_Heading">Valor</text:p>
          </table:table-cell>
          <table:table-cell table:style-name="Taula6.C1" office:value-type="string">
            <text:p text:style-name="Table_20_Heading">Tipus</text:p>
          </table:table-cell>
        </table:table-row>
        <table:table-row table:style-name="TableLine94046331374784">
          <table:table-cell table:style-name="Taula6.A2" office:value-type="string">
            <text:p text:style-name="Table_20_Contents"><text:bookmark-start text:name="DDE_LINK30"/><text:bookmark-start text:name="DDE_LINK29"/><text:bookmark-start text:name="DDE_LINK28"/><text:bookmark-start text:name="DDE_LINK27"/>“”<text:bookmark-end text:name="DDE_LINK30"/><text:bookmark-end text:name="DDE_LINK29"/><text:bookmark-end text:name="DDE_LINK28"/><text:bookmark-end text:name="DDE_LINK27"/></text:p>
          </table:table-cell>
          <table:table-cell table:style-name="Taula6.A2" office:value-type="string">
            <text:p text:style-name="Table_20_Contents"><text:s/></text:p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76784">
          <table:table-cell table:style-name="Taula6.A2" office:value-type="string">
            <text:p text:style-name="Table_20_Contents">“ “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77600">
          <table:table-cell table:style-name="Taula6.A2" office:value-type="string">
            <text:p text:style-name="Table_20_Contents">“01234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78464">
          <table:table-cell table:style-name="Taula6.A2" office:value-type="string">
            <text:p text:style-name="Table_20_Contents"><text:bookmark-start text:name="DDE_LINK251"/>“01234”<text:bookmark-end text:name="DDE_LINK251"/>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79440">
          <table:table-cell table:style-name="Taula6.A2" office:value-type="string">
            <text:p text:style-name="Table_20_Contents">”abc”+<text:bookmark-start text:name="DDE_LINK2511"/>“01234”<text:bookmark-end text:name="DDE_LINK2511"/>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80640">
          <table:table-cell table:style-name="Taula6.A2" office:value-type="string">
            <text:p text:style-name="Table_20_Contents">”abc”+123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81616">
          <table:table-cell table:style-name="Taula6.A2" office:value-type="string">
            <text:p text:style-name="Table_20_Contents">123+”abc”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82592">
          <table:table-cell table:style-name="Taula6.A2" office:value-type="string">
            <text:p text:style-name="Table_20_Contents">“abc”+'6'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83488">
          <table:table-cell table:style-name="Taula6.A2" office:value-type="string">
            <text:p text:style-name="Table_20_Contents">“abc”+true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  <table:table-row table:style-name="TableLine94046331384464">
          <table:table-cell table:style-name="Taula6.A2" office:value-type="string">
            <text:p text:style-name="Table_20_Contents">”abc”*2</text:p>
          </table:table-cell>
          <table:table-cell table:style-name="Taula6.A2" office:value-type="string">
            <text:p text:style-name="Table_20_Contents"/>
          </table:table-cell>
          <table:table-cell table:style-name="Taula6.C2" office:value-type="string">
            <text:p text:style-name="Table_20_Contents"/>
          </table:table-cell>
        </table:table-row>
      </table:table>
      <text:list xml:id="list121019476805340" text:continue-numbering="true" text:style-name="Numbering_20_1">
        <text:list-item>
          <text:p text:style-name="P32">Calculeu el valor de les següents expressions:</text:p>
          <text:list>
            <text:list-item>
              <text:p text:style-name="P32">27 % 4 +15 / 4</text:p>
            </text:list-item>
            <text:list-item>
              <text:p text:style-name="P32">37 / Math.pow(4,2) – 2</text:p>
            </text:list-item>
            <text:list-item>
              <text:p text:style-name="P32">9 * 2 / 3 * 25 * 3</text:p>
            </text:list-item>
            <text:list-item>
              <text:p text:style-name="P32"><text:soft-page-break/>Math.pow(7 * 3 – 4 * 4,2) / 4 * 2</text:p>
            </text:list-item>
            <text:list-item>
              <text:p text:style-name="P32">25 &gt;= 7 &amp;&amp; !(7 &lt;= 2)</text:p>
            </text:list-item>
            <text:list-item>
              <text:p text:style-name="P32">24 &gt; 5 &amp;&amp; 10 &lt;= 10 || 10 == 5</text:p>
            </text:list-item>
            <text:list-item>
              <text:p text:style-name="P32">(10 &lt;= 15 || 23 == 13) &amp;&amp; !(8 == 8)</text:p>
            </text:list-item>
            <text:list-item>
              <text:p text:style-name="P32">(!(6 / 3 &gt; 3) || 7 &gt; 7) &amp;&amp; (3 &lt;= 9 / 2 || 2 + 3 &lt;= 7 / 2)</text:p>
            </text:list-item>
            <text:list-item>
              <text:p text:style-name="P32">“Pere “+”Rius”</text:p>
            </text:list-item>
            <text:list-item>
              <text:p text:style-name="P32">'H' &lt; 'J' || '9' == '7'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Roboto" svg:font-family="Roboto, arial, sans-serif"/>
    <style:font-face style:name="StarSymbol1" svg:font-family="StarSymbol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list-style-name="" style:class="text">
      <style:paragraph-properties fo:margin-left="0in" fo:margin-right="0in" fo:margin-top="0in" fo:margin-bottom="0.0835in" style:contextual-spacing="false" fo:text-align="justify" style:justify-single-word="false" fo:text-indent="0in" style:auto-text-indent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1in" fo:margin-bottom="0.16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in" fo:margin-right="0in" fo:margin-top="0.1575in" fo:margin-bottom="0.0827in" style:contextual-spacing="false" fo:text-align="justify" style:justify-single-word="false" fo:text-indent="0in" style:auto-text-indent="false"/>
      <style:text-properties fo:font-size="10.5pt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style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style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2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style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style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s_20_del_20_text_20_correcció" style:display-name="Cos del text correcció" style:family="paragraph" style:parent-style-name="Text_20_body">
      <style:text-properties fo:color="#800000" loext:opacity="100%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⁰">
        <style:list-level-properties text:space-before="0.1579in" text:min-label-width="0.1575in"/>
        <style:text-properties style:font-name="DejaVu Sans2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bullet text:level="3" text:style-name="Bullet_20_Symbols" text:bullet-char="">
        <style:list-level-properties text:space-before="0.3937in" text:min-label-width="0.1965in" text:min-label-distance="0.0398in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0783in"/>
      </text:list-level-style-number>
      <text:list-level-style-number text:level="2" text:style-name="Numbering_20_Symbols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style:num-suffix="." style:num-format="a" text:start-value="3">
        <style:list-level-properties text:space-before="0.3929in"/>
      </text:list-level-style-number>
      <text:list-level-style-number text:level="4" text:style-name="Numbering_20_Symbols" style:num-suffix="." style:num-format="a" text:start-value="4">
        <style:list-level-properties text:space-before="0.7866in"/>
      </text:list-level-style-number>
      <text:list-level-style-number text:level="5" text:style-name="Numbering_20_Symbols" style:num-suffix="." style:num-format="a" text:start-value="5">
        <style:list-level-properties text:space-before="1.2791in"/>
      </text:list-level-style-number>
      <text:list-level-style-number text:level="6" text:style-name="Numbering_20_Symbols" style:num-suffix="." style:num-format="a" text:start-value="6">
        <style:list-level-properties text:space-before="1.8693in"/>
      </text:list-level-style-number>
      <text:list-level-style-number text:level="7" text:style-name="Numbering_20_Symbols" style:num-suffix="." style:num-format="a" text:start-value="7">
        <style:list-level-properties text:space-before="2.5783in"/>
      </text:list-level-style-number>
      <text:list-level-style-number text:level="8" text:style-name="Numbering_20_Symbols" style:num-suffix="." style:num-format="a" text:start-value="8">
        <style:list-level-properties text:space-before="3.4839in"/>
      </text:list-level-style-number>
      <text:list-level-style-number text:level="9" text:style-name="Numbering_20_Symbols" style:num-suffix="." style:num-format="a" text:start-value="9">
        <style:list-level-properties text:space-before="4.5075in"/>
      </text:list-level-style-number>
      <text:list-level-style-number text:level="10" text:style-name="Numbering_20_Symbols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3</text:text-input><text:tab/><text:tab/>Express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monica</meta:initial-creator>
    <meta:creation-date>2009-09-28T11:37:43</meta:creation-date>
    <dc:date>2021-10-04T12:10:18.854833548</dc:date>
    <dc:language>ca-ES</dc:language>
    <meta:editing-cycles>57</meta:editing-cycles>
    <meta:editing-duration>PT19H29M25S</meta:editing-duration>
    <meta:document-statistic meta:table-count="7" meta:image-count="0" meta:object-count="8" meta:page-count="15" meta:paragraph-count="956" meta:word-count="2082" meta:character-count="9789" meta:non-whitespace-character-count="84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row>
        <math:mi>m</math:mi>
        <math:mo math:stretchy="false">+</math:mo>
        <math:mfrac>
          <math:mi>n</math:mi>
          <math:mi>p</math:mi>
        </math:mfrac>
      </math:mrow>
      <math:mrow>
        <math:mi>q</math:mi>
        <math:mo math:stretchy="false">−</math:mo>
        <math:mfrac>
          <math:mi>r</math:mi>
          <math:msup>
            <math:mi>s</math:mi>
            <math:mn>2</math:mn>
          </math:msup>
        </math:mfrac>
      </math:mrow>
    </math:mfrac>
    <math:annotation math:encoding="StarMath 5.0">{m+{n} over {p} } over {q-{r} over {s^2} }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i>m</math:mi>
        <math:mi>n</math:mi>
      </math:mfrac>
      <math:mo math:stretchy="false">+</math:mo>
      <math:mi>p</math:mi>
    </math:mrow>
    <math:annotation math:encoding="StarMath 5.0">{m} over {n} +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+</math:mo>
      <math:mfrac>
        <math:mi>n</math:mi>
        <math:mrow>
          <math:mi>p</math:mi>
          <math:mo math:stretchy="false">−</math:mo>
          <math:mi>q</math:mi>
        </math:mrow>
      </math:mfrac>
    </math:mrow>
    <math:annotation math:encoding="StarMath 5.0">m+{n} over {p-q}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a²</math:mi>
        <math:mrow>
          <math:mi>b</math:mi>
          <math:mo math:stretchy="false">−</math:mo>
          <math:mi>c</math:mi>
        </math:mrow>
      </math:mfrac>
      <math:mo math:stretchy="false">+</math:mo>
      <math:mfrac>
        <math:mrow>
          <math:mi>d</math:mi>
          <math:mo math:stretchy="false">−</math:mo>
          <math:mi>e</math:mi>
        </math:mrow>
        <math:mrow>
          <math:mi>f</math:mi>
          <math:mo math:stretchy="false">−</math:mo>
          <math:mfrac>
            <math:mrow>
              <math:mi>g</math:mi>
              <math:mo math:stretchy="false">⋅</math:mo>
              <math:mi>h</math:mi>
            </math:mrow>
            <math:mi>j</math:mi>
          </math:mfrac>
        </math:mrow>
      </math:mfrac>
    </math:mrow>
    <math:annotation math:encoding="StarMath 5.0">{a²} over {b-c} + {d-e} over {f-{g cdot h } over {j} 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n>3a</math:mn>
        <math:mo math:stretchy="false">+</math:mo>
        <math:mi>b</math:mi>
      </math:mrow>
      <math:mrow>
        <math:mi>c</math:mi>
        <math:mo math:stretchy="false">−</math:mo>
        <math:mfrac>
          <math:mrow>
            <math:mrow>
              <math:mi>d</math:mi>
              <math:mo math:stretchy="false">+</math:mo>
              <math:mn>5</math:mn>
            </math:mrow>
            <math:mi>e</math:mi>
          </math:mrow>
          <math:mrow>
            <math:mi>f</math:mi>
            <math:mo math:stretchy="false">+</math:mo>
            <math:mfrac>
              <math:mi>g</math:mi>
              <math:mn>2h</math:mn>
            </math:mfrac>
          </math:mrow>
        </math:mfrac>
      </math:mrow>
    </math:mfrac>
    <math:annotation math:encoding="StarMath 5.0">{3a+b} over {c-{d+5e} over {f+{g} over {2h} } 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italic">a²</math:mi>
          <math:mo math:stretchy="false">+</math:mo>
          <math:mi math:fontstyle="italic">b³</math:mi>
        </math:mrow>
        <math:mo math:stretchy="false">−</math:mo>
        <math:mn>4</math:mn>
      </math:mrow>
      <math:mn>3c</math:mn>
    </math:mfrac>
    <math:annotation math:encoding="StarMath 5.0">{a²+b³-4} over {3c 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a</math:mi>
                <math:mo math:stretchy="false">+</math:mo>
                <math:mi>b</math:mi>
              </math:mrow>
              <math:mo math:stretchy="false">)</math:mo>
            </math:mrow>
            <math:mn>2</math:mn>
          </math:msup>
          <math:mi>c</math:mi>
        </math:mfrac>
        <math:mo math:stretchy="false">−</math:mo>
        <math:mfrac>
          <math:mn>3t</math:mn>
          <math:mrow>
            <math:mi>h</math:mi>
            <math:mo math:stretchy="false">+</math:mo>
            <math:mi>j</math:mi>
          </math:mrow>
        </math:mfrac>
      </math:mrow>
      <math:mo math:stretchy="false">−</math:mo>
      <math:mn>7k</math:mn>
    </math:mrow>
    <math:annotation math:encoding="StarMath 5.0">{(a+b)^2} over {c} -{3t} over {h+j} -7k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≤</math:mo>
        <math:mrow>
          <math:mo math:stretchy="false">(</math:mo>
          <math:mrow>
            <math:mi>a</math:mi>
            <math:mo math:stretchy="false">+</math:mo>
            <math:mi>b</math:mi>
          </math:mrow>
          <math:mo math:stretchy="false">)</math:mo>
        </math:mrow>
      </math:mrow>
      <math:mo math:stretchy="false">≤</math:mo>
      <math:mn>35</math:mn>
    </math:mrow>
    <math:annotation math:encoding="StarMath 5.0">2 leslant (a+b) leslant 35</math:annotation>
  </math:semantics>
</math:math>
</file>